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8000001E94DFFFB38.png" manifest:media-type="image/png"/>
  <manifest:file-entry manifest:full-path="Pictures/100000000000003E0000002F334227EA.png" manifest:media-type="image/png"/>
  <manifest:file-entry manifest:full-path="Pictures/1000000100000134000000D0096F4A01.png" manifest:media-type="image/png"/>
  <manifest:file-entry manifest:full-path="Pictures/10000000000006FE0000034CA06E5D38.png" manifest:media-type="image/png"/>
  <manifest:file-entry manifest:full-path="Pictures/100000000000003E00000025F0E843D3.png" manifest:media-type="image/png"/>
  <manifest:file-entry manifest:full-path="Pictures/1000000000000264000001B08C16F9CE.jpg" manifest:media-type="image/jpeg"/>
  <manifest:file-entry manifest:full-path="Pictures/1000000000000078000000BCFA968D18.png" manifest:media-type="image/png"/>
  <manifest:file-entry manifest:full-path="Pictures/100000000000005E0000005ED8643444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withoutfill">
      <style:graphic-properties svg:stroke-width="0.159cm" svg:stroke-color="#66ccee" draw:marker-start="Arrowheads_20_7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035cm" svg:stroke-color="#555555" draw:marker-start="Arrowheads_20_7" draw:marker-start-width="0.273cm" draw:marker-end="" draw:marker-end-width="0.273cm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solid" draw:stroke-dash="Dash_20_Dot_20_4" svg:stroke-width="0.018cm" svg:stroke-color="#777777" draw:marker-start="" draw:marker-start-width="0.227cm" draw:marker-start-center="false" draw:marker-end="" draw:marker-end-width="0.227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8" style:family="graphic" style:parent-style-name="standard">
      <style:graphic-properties draw:stroke="solid" svg:stroke-width="0.018cm" svg:stroke-color="#777777" draw:marker-start-width="0.227cm" draw:marker-end-width="0.227cm" draw:fill-color="#777777" draw:opacity="75%" loext:decorative="false"/>
    </style:style>
    <style:style style:name="gr19" style:family="graphic" style:parent-style-name="standard">
      <style:graphic-properties draw:fill-color="#aa3377" draw:opacity="50%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width="0.018cm" svg:stroke-color="#bbbbbb" draw:marker-start-width="0.227cm" draw:marker-end-width="0.227cm" draw:fill="none" fo:min-height="2.054cm" fo:min-width="4.108cm" fo:padding-top="0.134cm" fo:padding-bottom="0.134cm" fo:padding-left="0.259cm" fo:padding-right="0.259cm" loext:decorative="false"/>
      <style:paragraph-properties style:writing-mode="lr-tb"/>
    </style:style>
    <style:style style:name="gr22" style:family="graphic" style:parent-style-name="standard">
      <style:graphic-properties svg:stroke-width="0.028cm" svg:stroke-color="#66ccee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3" style:family="graphic" style:parent-style-name="standard">
      <style:graphic-properties svg:stroke-width="0.028cm" svg:stroke-color="#ee6677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4" style:family="graphic" style:parent-style-name="standard">
      <style:graphic-properties svg:stroke-width="0.035cm" svg:stroke-color="#777777" draw:marker-start="" draw:marker-start-width="0.273cm" draw:marker-end="Arrowheads_20_7" draw:marker-end-width="0.273cm" draw:textarea-vertical-align="middle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svg:stroke-width="0.159cm" svg:stroke-color="#66ccee" draw:marker-start="" draw:marker-start-width="0.438cm" draw:marker-end="Arrow_20_large" draw:marker-end-width="0.538cm" draw:fill="none" draw:textarea-vertical-align="middle" fo:padding-top="0.204cm" fo:padding-bottom="0.204cm" fo:padding-left="0.329cm" fo:padding-right="0.329cm" loext:decorative="false"/>
    </style:style>
    <style:style style:name="gr26" style:family="graphic">
      <style:graphic-properties style:writing-mode="lr-tb" loext:decorative="false"/>
    </style:style>
    <style:style style:name="gr27" style:family="graphic" style:parent-style-name="standard">
      <style:graphic-properties svg:stroke-width="0.053cm" svg:stroke-color="#ccbb44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28" style:family="graphic" style:parent-style-name="objectwithoutfill">
      <style:graphic-properties svg:stroke-width="0.081cm" svg:stroke-color="#ccbb44" draw:marker-start="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29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159cm" fo:min-width="0cm" loext:decorative="false"/>
    </style:style>
    <style:style style:name="gr30" style:family="graphic" style:parent-style-name="objectwithoutfill">
      <style:graphic-properties svg:stroke-width="0.081cm" svg:stroke-color="#ccbb44" draw:marker-start="" draw:marker-start-width="0.321cm" draw:marker-end="Arrowheads_20_13" draw:marker-end-width="0.22cm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objectwithoutfill">
      <style:graphic-properties svg:stroke-width="0.159cm" svg:stroke-color="#ccbb44" draw:marker-start="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081cm" svg:stroke-color="#ccbb44" draw:marker-start="" draw:marker-start-width="0.321cm" draw:marker-end="Arrow_20_large" draw:marker-end-width="0.321cm" draw:fill="none" loext:fill-use-slide-background="false" draw:textarea-horizontal-align="justify" draw:textarea-vertical-align="middle" draw:auto-grow-height="false" fo:min-height="1.374cm" fo:min-width="0.521cm" fo:padding-top="0.165cm" fo:padding-bottom="0.165cm" fo:padding-left="0.29cm" fo:padding-right="0.29cm" draw:shadow="hidden" loext:decorative="false"/>
    </style:style>
    <style:style style:name="gr33" style:family="graphic" style:parent-style-name="objectwithoutfill">
      <style:graphic-properties svg:stroke-width="0.16cm" svg:stroke-color="#ccbb44" draw:marker-start="" draw:marker-start-width="0.44cm" draw:marker-end="" draw:marker-end-width="0.12cm" draw:fill="none" draw:textarea-vertical-align="middle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24cm" fo:min-width="0cm" loext:decorative="false"/>
    </style:style>
    <style:style style:name="gr35" style:family="graphic" style:parent-style-name="objectwithoutfill">
      <style:graphic-properties svg:stroke-width="0.16cm" svg:stroke-color="#ccbb44" draw:marker-start="" draw:marker-start-width="0.44cm" draw:marker-end="Arrowheads_20_13" draw:marker-end-width="0.36cm" draw:fill="none" draw:textarea-vertical-align="middle" fo:padding-top="0.204cm" fo:padding-bottom="0.204cm" fo:padding-left="0.329cm" fo:padding-right="0.329cm" loext:decorative="false"/>
    </style:style>
    <style:style style:name="gr36" style:family="graphic" style:parent-style-name="objectwithoutfill">
      <style:graphic-properties svg:stroke-width="0.081cm" svg:stroke-color="#66ccee" draw:marker-start="" draw:marker-start-width="0.321cm" draw:marker-end="Arrowheads_20_7" draw:marker-end-width="0.34cm" draw:fill="none" draw:textarea-vertical-align="middle" fo:padding-top="0.165cm" fo:padding-bottom="0.165cm" fo:padding-left="0.29cm" fo:padding-right="0.29cm" loext:decorative="false"/>
    </style:style>
    <style:style style:name="gr37" style:family="graphic" style:parent-style-name="objectwithoutfill">
      <style:graphic-properties svg:stroke-width="0.081cm" svg:stroke-color="#ccbb44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38" style:family="graphic" style:parent-style-name="objectwithoutfill">
      <style:graphic-properties svg:stroke-width="0.081cm" svg:stroke-color="#ccbb44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39" style:family="graphic" style:parent-style-name="objectwithoutfill">
      <style:graphic-properties svg:stroke-width="0.081cm" svg:stroke-color="#ee6677" draw:marker-start="" draw:marker-start-width="0.321cm" draw:marker-end="Arrowheads_20_7" draw:marker-end-width="0.34cm" draw:fill="none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draw:stroke="none" svg:stroke-color="#ccbb44" draw:fill="solid" draw:fill-color="#e7fdff" draw:textarea-horizontal-align="justify" draw:textarea-vertical-align="middle" draw:auto-grow-height="false" fo:min-height="0cm" fo:min-width="0cm" loext:decorative="false"/>
    </style:style>
    <style:style style:name="gr41" style:family="graphic" style:parent-style-name="objectwithoutfill">
      <style:graphic-properties svg:stroke-width="0.212cm" svg:stroke-color="#777777" draw:marker-start-width="0.518cm" draw:marker-end-width="0.518cm" svg:stroke-linecap="butt" draw:fill="none" draw:textarea-vertical-align="middle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svg:stroke-width="0.053cm" svg:stroke-color="#777777" draw:marker-start-width="0.279cm" draw:marker-end-width="0.279cm" draw:fill="bitmap" draw:fill-color="#66ccee" draw:fill-image-name="Pool" draw:opacity="25%" draw:opacity-name="" draw:textarea-horizontal-align="justify" draw:textarea-vertical-align="middle" draw:auto-grow-height="false" fo:min-height="2.562cm" fo:min-width="9.934cm" fo:padding-top="0.151cm" fo:padding-bottom="0.151cm" fo:padding-left="0.276cm" fo:padding-right="0.276cm" draw:shadow="hidden" draw:shadow-offset-x="0cm" draw:shadow-offset-y="-0.212cm" draw:shadow-color="#777777" draw:shadow-opacity="100%" loext:shadow-blur="0.176cm" loext:glow-color="#777777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43" style:family="graphic" style:parent-style-name="standard">
      <style:graphic-properties svg:stroke-width="0.053cm" svg:stroke-color="#4477aa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4" style:family="graphic" style:parent-style-name="objectwithoutfill">
      <style:graphic-properties svg:stroke-width="0.081cm" svg:stroke-color="#4477aa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5" style:family="graphic" style:parent-style-name="standard">
      <style:graphic-properties draw:stroke="none" svg:stroke-color="#4477aa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46" style:family="graphic" style:parent-style-name="objectwithoutfill">
      <style:graphic-properties svg:stroke-width="0.081cm" svg:stroke-color="#4477aa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47" style:family="graphic" style:parent-style-name="standard">
      <style:graphic-properties svg:stroke-width="0.053cm" svg:stroke-color="#66ccee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8" style:family="graphic" style:parent-style-name="objectwithoutfill">
      <style:graphic-properties svg:stroke-width="0.081cm" svg:stroke-color="#66ccee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draw:stroke="none" svg:stroke-color="#66ccee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50" style:family="graphic" style:parent-style-name="objectwithoutfill">
      <style:graphic-properties svg:stroke-width="0.081cm" svg:stroke-color="#66ccee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51" style:family="graphic" style:parent-style-name="standard">
      <style:graphic-properties svg:stroke-width="0.053cm" svg:stroke-color="#aa3377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2" style:family="graphic" style:parent-style-name="objectwithoutfill">
      <style:graphic-properties svg:stroke-width="0.159cm" svg:stroke-color="#aa3377" draw:marker-start="Arrowheads_20_14" draw:marker-start-width="0.438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53" style:family="graphic" style:parent-style-name="standard">
      <style:graphic-properties draw:stroke="none" svg:stroke-color="#aa3377" draw:fill-color="#ffffff" draw:textarea-horizontal-align="justify" draw:textarea-vertical-align="middle" draw:auto-grow-height="false" fo:min-height="0.159cm" fo:min-width="0cm" loext:decorative="false"/>
    </style:style>
    <style:style style:name="gr54" style:family="graphic" style:parent-style-name="objectwithoutfill">
      <style:graphic-properties svg:stroke-width="0.159cm" svg:stroke-color="#aa3377" draw:marker-start="" draw:marker-start-width="0.438cm" draw:marker-end="Arrowheads_20_14" draw:marker-end-width="0.437cm" draw:fill="none" draw:textarea-vertical-align="middle" fo:padding-top="0.204cm" fo:padding-bottom="0.204cm" fo:padding-left="0.329cm" fo:padding-right="0.329cm" loext:decorative="false"/>
    </style:style>
    <style:style style:name="gr55" style:family="graphic" style:parent-style-name="standard">
      <style:graphic-properties svg:stroke-width="0.053cm" svg:stroke-color="#4477aa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6" style:family="graphic" style:parent-style-name="objectwithoutfill">
      <style:graphic-properties svg:stroke-width="0.081cm" svg:stroke-color="#4477aa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7" style:family="graphic" style:parent-style-name="standard">
      <style:graphic-properties draw:stroke="none" svg:stroke-color="#4477aa" draw:fill-color="#ffffff" draw:textarea-horizontal-align="justify" draw:textarea-vertical-align="middle" draw:auto-grow-height="false" fo:min-height="0.159cm" fo:min-width="0cm" loext:decorative="false"/>
    </style:style>
    <style:style style:name="gr58" style:family="graphic" style:parent-style-name="objectwithoutfill">
      <style:graphic-properties svg:stroke-width="0.081cm" svg:stroke-color="#4477aa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59" style:family="graphic" style:parent-style-name="standard">
      <style:graphic-properties svg:stroke-width="0.053cm" svg:stroke-color="#66ccee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60" style:family="graphic" style:parent-style-name="objectwithoutfill">
      <style:graphic-properties svg:stroke-width="0.081cm" svg:stroke-color="#66ccee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standard">
      <style:graphic-properties draw:stroke="none" svg:stroke-color="#66ccee" draw:fill-color="#ffffff" draw:textarea-horizontal-align="justify" draw:textarea-vertical-align="middle" draw:auto-grow-height="false" fo:min-height="0.159cm" fo:min-width="0cm" loext:decorative="false"/>
    </style:style>
    <style:style style:name="gr62" style:family="graphic" style:parent-style-name="objectwithoutfill">
      <style:graphic-properties svg:stroke-width="0.081cm" svg:stroke-color="#66ccee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65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6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7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68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69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0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71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72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3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4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5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76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7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79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80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81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2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3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8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6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88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89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9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91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92" style:family="graphic" style:parent-style-name="standard">
      <style:graphic-properties svg:stroke-width="0.159cm" svg:stroke-color="#4477aa" draw:marker-start="" draw:marker-start-width="0.538cm" draw:marker-end="Arrowheads_20_7" draw:marker-end-width="0.65cm" draw:textarea-vertical-align="middle" fo:padding-top="0.204cm" fo:padding-bottom="0.204cm" fo:padding-left="0.329cm" fo:padding-right="0.329cm" loext:decorative="false"/>
    </style:style>
    <style:style style:name="gr93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94" style:family="graphic" style:parent-style-name="standard">
      <style:graphic-properties svg:stroke-width="0.106cm" svg:stroke-color="#4477aa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95" style:family="graphic" style:parent-style-name="objectwithoutfill">
      <style:graphic-properties draw:stroke="dash" draw:stroke-dash="Dash" svg:stroke-width="0.081cm" svg:stroke-color="#555555" draw:marker-start-width="0.321cm" draw:marker-end-width="0.321cm" svg:stroke-opacity="80%" svg:stroke-linecap="butt" draw:fill="none" draw:textarea-vertical-align="middle" fo:padding-top="0.165cm" fo:padding-bottom="0.165cm" fo:padding-left="0.29cm" fo:padding-right="0.29cm" loext:decorative="false"/>
    </style:style>
    <style:style style:name="gr96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3.466cm" fo:min-width="1.079cm" fo:padding-top="0.178cm" fo:padding-bottom="0.178cm" fo:padding-left="0.303cm" fo:padding-right="0.303cm" draw:shadow="hidden" loext:decorative="false"/>
    </style:style>
    <style:style style:name="gr97" style:family="graphic" style:parent-style-name="standard">
      <style:graphic-properties draw:stroke="none" draw:stroke-dash="Dash" svg:stroke-width="0cm" svg:stroke-color="#555555" draw:marker-start-width="0.279cm" draw:marker-end-width="0.279cm" svg:stroke-opacity="50%" svg:stroke-linecap="butt" draw:fill="solid" draw:fill-color="#555555" draw:opacity="50%" draw:textarea-horizontal-align="center" draw:textarea-vertical-align="middle" fo:padding-top="0.151cm" fo:padding-bottom="0.151cm" fo:padding-left="0.276cm" fo:padding-right="0.276cm" loext:decorative="false"/>
    </style:style>
    <style:style style:name="gr98" style:family="graphic" style:parent-style-name="standard">
      <style:graphic-properties draw:stroke="none" draw:stroke-dash="Dash_20_Dot_20_4" svg:stroke-width="0cm" draw:stroke-linejoin="none" svg:stroke-linecap="butt" draw:fill="solid" draw:fill-color="#66ccee" draw:textarea-horizontal-align="center" draw:textarea-vertical-align="middle" loext:decorative="false"/>
    </style:style>
    <style:style style:name="gr99" style:family="graphic" style:parent-style-name="standard">
      <style:graphic-properties draw:stroke="none" draw:stroke-dash="Dash_20_Dot_20_4" svg:stroke-width="0cm" svg:stroke-color="#66ccee" draw:stroke-linejoin="none" svg:stroke-linecap="butt" draw:fill="solid" draw:fill-color="#66ccee" draw:textarea-horizontal-align="center" draw:textarea-vertical-align="middle" loext:decorative="false"/>
    </style:style>
    <style:style style:name="gr100" style:family="graphic" style:parent-style-name="standard">
      <style:graphic-properties svg:stroke-width="0.035cm" svg:stroke-color="#bbbbbb" draw:marker-start="" draw:marker-start-width="0.352cm" draw:marker-end="Concave" draw:marker-end-width="0.25cm" draw:textarea-vertical-align="middle" fo:padding-top="0.142cm" fo:padding-bottom="0.142cm" fo:padding-left="0.267cm" fo:padding-right="0.267cm" loext:decorative="false"/>
    </style:style>
    <style:style style:name="gr101" style:family="graphic" style:parent-style-name="standard">
      <style:graphic-properties svg:stroke-width="0.035cm" svg:stroke-color="#bbbbbb" draw:marker-start="" draw:marker-start-width="0.352cm" draw:marker-end="Arrowheads_20_6" draw:marker-end-width="0.25cm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102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384cm" fo:min-width="0.096cm" loext:decorative="false"/>
      <style:paragraph-properties style:writing-mode="lr-tb"/>
    </style:style>
    <style:style style:name="gr103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384cm" fo:min-width="0.059cm" loext:decorative="false"/>
      <style:paragraph-properties style:writing-mode="lr-tb"/>
    </style:style>
    <style:style style:name="gr104" style:family="graphic" style:parent-style-name="standard">
      <style:graphic-properties svg:stroke-width="0.106cm" svg:stroke-color="#66ccee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05" style:family="graphic" style:parent-style-name="objectwithoutfill">
      <style:graphic-properties svg:stroke-width="0.159cm" svg:stroke-color="#bbbbbb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06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07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08" style:family="graphic" style:parent-style-name="standard">
      <style:graphic-properties svg:stroke-width="0.106cm" svg:stroke-color="#4477aa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09" style:family="graphic" style:parent-style-name="standard">
      <style:graphic-properties svg:stroke-width="0.106cm" svg:stroke-color="#aa3377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10" style:family="graphic" style:parent-style-name="standard">
      <style:graphic-properties svg:stroke-width="0.106cm" svg:stroke-color="#4477aa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11" style:family="graphic" style:parent-style-name="standard">
      <style:graphic-properties svg:stroke-width="0.106cm" svg:stroke-color="#aa3377" draw:marker-start="" draw:marker-start-width="0.279cm" draw:marker-end="Arrowheads_20_18" draw:marker-end-width="0.56cm" draw:textarea-vertical-align="middle" fo:padding-top="0.177cm" fo:padding-bottom="0.177cm" fo:padding-left="0.302cm" fo:padding-right="0.302cm" loext:decorative="false"/>
    </style:style>
    <style:style style:name="gr112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13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</style:style>
    <style:style style:name="gr11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71cm" fo:min-width="0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31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443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5cm" fo:min-width="3.31cm" loext:decorative="false"/>
      <style:paragraph-properties style:writing-mode="lr-tb"/>
    </style:style>
    <style:style style:name="gr118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  <style:paragraph-properties style:writing-mode="lr-tb"/>
    </style:style>
    <style:style style:name="gr119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3.31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3.443cm" loext:decorative="false"/>
      <style:paragraph-properties style:writing-mode="lr-tb"/>
    </style:style>
    <style:style style:name="gr122" style:family="graphic" style:parent-style-name="objectwithoutfill">
      <style:graphic-properties draw:stroke="solid" svg:stroke-width="0.018cm" svg:stroke-color="#555555" draw:marker-start-width="0.227cm" draw:marker-end-width="0.227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23" style:family="graphic" style:parent-style-name="objectwithoutfill">
      <style:graphic-properties svg:stroke-width="0.212cm" svg:stroke-color="#228833" draw:marker-start-width="0.516cm" draw:marker-end-width="0.516cm" draw:fill="none" draw:textarea-vertical-align="middle" fo:padding-top="0.229cm" fo:padding-bottom="0.229cm" fo:padding-left="0.354cm" fo:padding-right="0.354cm" loext:decorative="false"/>
    </style:style>
    <style:style style:name="gr124" style:family="graphic" style:parent-style-name="standard">
      <style:graphic-properties svg:stroke-width="0.081cm" svg:stroke-color="#555555" draw:marker-start="" draw:marker-start-width="0.421cm" draw:marker-end="Arrowheads_20_6" draw:marker-end-width="0.421cm" svg:stroke-opacity="75%" draw:textarea-vertical-align="middle" fo:padding-top="0.165cm" fo:padding-bottom="0.165cm" fo:padding-left="0.29cm" fo:padding-right="0.29cm" loext:decorative="false"/>
    </style:style>
    <style:style style:name="gr125" style:family="graphic" style:parent-style-name="Arrow_20_Line" style:list-style-name="L1">
      <style:graphic-properties svg:stroke-width="0.035cm" svg:stroke-color="#555555" draw:marker-start="" draw:marker-start-width="0.252cm" draw:marker-end="" draw:marker-end-width="0.252cm" draw:textarea-vertical-align="middle" loext:decorative="false"/>
      <style:paragraph-properties style:writing-mode="lr-tb"/>
    </style:style>
    <style:style style:name="gr126" style:family="graphic" style:parent-style-name="objectwithoutfill">
      <style:graphic-properties svg:stroke-width="0.106cm" svg:stroke-color="#228833" draw:marker-start-width="0.359cm" draw:marker-end-width="0.359cm" svg:stroke-opacity="50%" svg:stroke-linecap="round" draw:fill="none" draw:textarea-vertical-align="middle" fo:padding-top="0.178cm" fo:padding-bottom="0.178cm" fo:padding-left="0.303cm" fo:padding-right="0.303cm" loext:decorative="false"/>
    </style:style>
    <style:style style:name="gr127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28" style:family="graphic" style:parent-style-name="standard">
      <style:graphic-properties svg:stroke-width="0.053cm" svg:stroke-color="#aa3377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29" style:family="graphic" style:parent-style-name="standard">
      <style:graphic-properties svg:stroke-width="0.159cm" svg:stroke-color="#aa3377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30" style:family="graphic" style:parent-style-name="standard">
      <style:graphic-properties svg:stroke-width="0.159cm" svg:stroke-color="#4477aa" draw:marker-start="" draw:marker-start-width="0.358cm" draw:marker-end="Arrowheads_20_9" draw:marker-end-width="0.679cm" draw:textarea-vertical-align="middle" fo:padding-top="0.203cm" fo:padding-bottom="0.203cm" fo:padding-left="0.328cm" fo:padding-right="0.328cm" loext:decorative="false"/>
    </style:style>
    <style:style style:name="gr131" style:family="graphic" style:parent-style-name="standard">
      <style:graphic-properties svg:stroke-width="0.159cm" svg:stroke-color="#66ccee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32" style:family="graphic" style:parent-style-name="objectwithoutfill">
      <style:graphic-properties svg:stroke-width="0.159cm" svg:stroke-color="#555555" draw:marker-start-width="0.438cm" draw:marker-end-width="0.438cm" svg:stroke-opacity="80%" draw:fill="none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33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272cm" fo:min-width="3.633cm" loext:decorative="false"/>
    </style:style>
    <style:style style:name="gr134" style:family="graphic" style:parent-style-name="standard">
      <style:graphic-properties draw:stroke="none" draw:fill-color="#4477aa" draw:textarea-horizontal-align="justify" draw:textarea-vertical-align="middle" draw:auto-grow-height="false" fo:min-height="0.365cm" fo:min-width="1.661cm" loext:decorative="false"/>
    </style:style>
    <style:style style:name="gr135" style:family="graphic" style:parent-style-name="standard">
      <style:graphic-properties svg:stroke-width="0.159cm" svg:stroke-color="#777777" draw:marker-start="" draw:marker-start-width="0.538cm" draw:marker-end="Arrowheads_20_6" draw:marker-end-width="0.538cm" draw:textarea-vertical-align="middle" fo:padding-top="0.204cm" fo:padding-bottom="0.204cm" fo:padding-left="0.329cm" fo:padding-right="0.329cm" loext:decorative="false"/>
    </style:style>
    <style:style style:name="gr136" style:family="graphic" style:parent-style-name="standard">
      <style:graphic-properties draw:stroke="none" draw:fill-color="#ee6677" draw:textarea-horizontal-align="justify" draw:textarea-vertical-align="middle" draw:auto-grow-height="false" fo:min-height="0.365cm" fo:min-width="1.661cm" loext:decorative="false"/>
    </style:style>
    <style:style style:name="gr137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677cm" fo:min-width="6.849cm" loext:decorative="false"/>
    </style:style>
    <style:style style:name="gr138" style:family="graphic" style:parent-style-name="standard">
      <style:graphic-properties draw:stroke="none" draw:fill-color="#404042" draw:textarea-horizontal-align="justify" draw:textarea-vertical-align="middle" draw:auto-grow-height="false" fo:min-height="2.164cm" fo:min-width="13.583cm" loext:decorative="false"/>
    </style:style>
    <style:style style:name="gr139" style:family="graphic" style:parent-style-name="standard">
      <style:graphic-properties draw:stroke="none" draw:fill-color="#ee6677" draw:textarea-horizontal-align="justify" draw:textarea-vertical-align="middle" draw:auto-grow-height="false" fo:min-height="0.151cm" fo:min-width="1.558cm" loext:decorative="false"/>
    </style:style>
    <style:style style:name="gr140" style:family="graphic" style:parent-style-name="standard">
      <style:graphic-properties svg:stroke-width="0.159cm" svg:stroke-color="#bbbbbb" draw:marker-start="" draw:marker-start-width="0.4cm" draw:marker-end="Arrowheads_20_6" draw:marker-end-width="0.538cm" svg:stroke-linecap="square" draw:textarea-vertical-align="middle" fo:padding-top="0.204cm" fo:padding-bottom="0.204cm" fo:padding-left="0.329cm" fo:padding-right="0.329cm" loext:decorative="false"/>
    </style:style>
    <style:style style:name="gr141" style:family="graphic" style:parent-style-name="standard">
      <style:graphic-properties draw:stroke="none" draw:fill-color="#4477aa" draw:textarea-horizontal-align="justify" draw:textarea-vertical-align="middle" draw:auto-grow-height="false" fo:min-height="0.151cm" fo:min-width="1.558cm" loext:decorative="false"/>
    </style:style>
    <style:style style:name="gr142" style:family="graphic" style:parent-style-name="objectwithoutfill">
      <style:graphic-properties svg:stroke-width="0.212cm" svg:stroke-color="#555555" draw:marker-start-width="0.518cm" draw:marker-end-width="0.518cm" svg:stroke-opacity="100%" draw:fill="none" draw:textarea-vertical-align="middle" fo:padding-top="0.231cm" fo:padding-bottom="0.231cm" fo:padding-left="0.356cm" fo:padding-right="0.356cm" loext:decorative="false"/>
    </style:style>
    <style:style style:name="gr143" style:family="graphic" style:parent-style-name="standard">
      <style:graphic-properties svg:stroke-width="0.159cm" svg:stroke-color="#66ccee" draw:marker-start="Circle" draw:marker-start-width="0.3cm" draw:marker-end="Arrowheads_20_6" draw:marker-end-width="0.538cm" svg:stroke-opacity="75%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draw:fill-color="#4477aa" draw:opacity="80%" draw:textarea-horizontal-align="justify" draw:textarea-vertical-align="middle" draw:auto-grow-height="false" fo:min-height="0.365cm" fo:min-width="1.661cm" loext:decorative="false"/>
    </style:style>
    <style:style style:name="gr145" style:family="graphic" style:parent-style-name="standard">
      <style:graphic-properties svg:stroke-width="0.159cm" svg:stroke-color="#ee6677" draw:marker-start="Circle" draw:marker-start-width="0.3cm" draw:marker-end="Arrowheads_20_6" draw:marker-end-width="0.538cm" svg:stroke-opacity="25%" draw:opacity="25%" draw:textarea-vertical-align="middle" fo:padding-top="0.204cm" fo:padding-bottom="0.204cm" fo:padding-left="0.329cm" fo:padding-right="0.329cm" loext:decorative="false"/>
    </style:style>
    <style:style style:name="gr146" style:family="graphic" style:parent-style-name="standard">
      <style:graphic-properties draw:stroke="none" svg:stroke-opacity="25%" draw:fill-color="#aa3377" draw:opacity="25%" draw:textarea-horizontal-align="justify" draw:textarea-vertical-align="middle" draw:auto-grow-height="false" fo:min-height="0.365cm" fo:min-width="1.661cm" loext:decorative="false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.908cm" loext:decorative="false"/>
      <style:paragraph-properties style:writing-mode="lr-tb"/>
    </style:style>
    <style:style style:name="gr149" style:family="graphic" style:parent-style-name="standard">
      <style:graphic-properties svg:stroke-width="0.212cm" svg:stroke-color="#4477aa" draw:marker-start="" draw:marker-start-width="0.437cm" draw:marker-end="Arrowheads_20_9" draw:marker-end-width="0.758cm" draw:textarea-vertical-align="middle" fo:padding-top="0.229cm" fo:padding-bottom="0.229cm" fo:padding-left="0.354cm" fo:padding-right="0.354cm" loext:decorative="false"/>
    </style:style>
    <style:style style:name="gr150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151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152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153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154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155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156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157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158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59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555555" loext:opacity="100%"/>
    </style:style>
    <style:style style:name="P10" style:family="paragraph">
      <loext:graphic-properties draw:fill-color="#aa3377" draw:opacity="50%"/>
      <style:paragraph-properties fo:text-align="center"/>
    </style:style>
    <style:style style:name="P11" style:family="paragraph">
      <style:text-properties fo:color="#4477aa" loext:opacity="100%"/>
    </style:style>
    <style:style style:name="P12" style:family="paragraph">
      <loext:graphic-properties draw:fill="none" draw:fill-color="#ffffff"/>
      <style:text-properties fo:color="#4477aa" loext:opacity="100%" fo:font-size="15pt" style:font-size-asian="13pt" style:font-size-complex="13pt"/>
    </style:style>
    <style:style style:name="P13" style:family="paragraph">
      <loext:graphic-properties draw:fill="none" draw:fill-color="#ffffff"/>
      <style:text-properties style:font-name="Palatino LT Std1"/>
    </style:style>
    <style:style style:name="P14" style:family="paragraph">
      <style:paragraph-properties fo:line-height="100%" fo:text-align="center"/>
      <style:text-properties fo:color="#4477aa" loext:opacity="100%" fo:font-style="italic" style:font-style-asian="italic" style:font-style-complex="italic"/>
    </style:style>
    <style:style style:name="P15" style:family="paragraph">
      <loext:graphic-properties draw:fill="none"/>
      <style:paragraph-properties fo:line-height="100%" fo:text-align="center"/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P16" style:family="paragraph">
      <loext:graphic-properties draw:fill="none"/>
      <style:paragraph-properties fo:text-align="center"/>
      <style:text-properties fo:color="#4477aa" loext:opacity="100%"/>
    </style:style>
    <style:style style:name="P17" style:family="paragraph">
      <style:text-properties fo:color="#aa3377" loext:opacity="100%"/>
    </style:style>
    <style:style style:name="P18" style:family="paragraph">
      <loext:graphic-properties draw:fill="none" draw:fill-color="#ffffff"/>
      <style:text-properties fo:color="#aa3377" loext:opacity="100%" fo:font-size="15pt" style:font-size-asian="13pt" style:font-size-complex="13pt"/>
    </style:style>
    <style:style style:name="P19" style:family="paragraph">
      <style:paragraph-properties fo:line-height="100%" fo:text-align="center"/>
      <style:text-properties fo:color="#aa3377" loext:opacity="100%" fo:font-style="italic" style:font-style-asian="italic" style:font-style-complex="italic"/>
    </style:style>
    <style:style style:name="P20" style:family="paragraph">
      <loext:graphic-properties draw:fill="none"/>
      <style:paragraph-properties fo:line-height="100%" fo:text-align="center"/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P21" style:family="paragraph">
      <loext:graphic-properties draw:fill="none"/>
      <style:paragraph-properties fo:text-align="center"/>
      <style:text-properties fo:color="#ee6677" loext:opacity="100%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solid" draw:fill-color="#e7fdff"/>
      <style:paragraph-properties fo:text-align="center"/>
    </style:style>
    <style:style style:name="P24" style:family="paragraph">
      <loext:graphic-properties draw:fill="bitmap" draw:fill-color="#66ccee" draw:fill-image-name="Pool" draw:opacity="25%"/>
      <style:paragraph-properties fo:text-align="center"/>
    </style:style>
    <style:style style:name="P25" style:family="paragraph">
      <loext:graphic-properties draw:fill-color="#bbbbbb" draw:opacity="50%"/>
      <style:paragraph-properties fo:text-align="center"/>
    </style:style>
    <style:style style:name="P26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27" style:family="paragraph">
      <loext:graphic-properties draw:fill="none"/>
      <style:text-properties fo:color="#228833" loext:opacity="100%"/>
    </style:style>
    <style:style style:name="P28" style:family="paragraph">
      <loext:graphic-properties draw:fill="none"/>
      <style:text-properties fo:color="#aa3377" loext:opacity="100%"/>
    </style:style>
    <style:style style:name="P29" style:family="paragraph">
      <loext:graphic-properties draw:fill="solid" draw:fill-color="#555555" draw:opacity="25%"/>
      <style:paragraph-properties fo:text-align="center"/>
    </style:style>
    <style:style style:name="P30" style:family="paragraph">
      <loext:graphic-properties draw:fill-color="#4477aa"/>
      <style:paragraph-properties fo:text-align="center"/>
    </style:style>
    <style:style style:name="P31" style:family="paragraph">
      <loext:graphic-properties draw:fill-color="#ee6677"/>
      <style:paragraph-properties fo:text-align="center"/>
    </style:style>
    <style:style style:name="P32" style:family="paragraph">
      <loext:graphic-properties draw:fill="solid" draw:fill-color="#bbbbbb" draw:opacity="25%"/>
      <style:paragraph-properties fo:text-align="center"/>
    </style:style>
    <style:style style:name="P33" style:family="paragraph">
      <loext:graphic-properties draw:fill="solid" draw:fill-color="#4477aa"/>
      <style:paragraph-properties fo:text-align="center"/>
    </style:style>
    <style:style style:name="P34" style:family="paragraph">
      <loext:graphic-properties draw:fill="none" draw:fill-color="#ffffff"/>
      <style:text-properties fo:color="#aa3377" loext:opacity="100%" style:font-name="Palatino LT Std1"/>
    </style:style>
    <style:style style:name="P35" style:family="paragraph">
      <style:paragraph-properties fo:text-align="center"/>
      <style:text-properties fo:color="#4477aa" loext:opacity="100%"/>
    </style:style>
    <style:style style:name="P36" style:family="paragraph">
      <loext:graphic-properties draw:fill-color="#ccbb44" draw:opacity="80%"/>
      <style:paragraph-properties fo:text-align="center" style:writing-mode="lr-tb"/>
    </style:style>
    <style:style style:name="P37" style:family="paragraph">
      <loext:graphic-properties draw:fill="solid" draw:fill-color="#ccbb44" draw:opacity="100%"/>
      <style:paragraph-properties fo:text-align="center"/>
    </style:style>
    <style:style style:name="P38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39" style:family="paragraph">
      <loext:graphic-properties draw:fill-color="#aa3377"/>
      <style:paragraph-properties fo:text-align="center"/>
    </style:style>
    <style:style style:name="P40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41" style:family="paragraph">
      <loext:graphic-properties draw:fill="none" draw:fill-color="#ffffff"/>
      <style:text-properties fo:color="#aa3377" loext:opacity="100%" style:font-name="Palatino LT Std1" fo:font-size="21pt"/>
    </style:style>
    <style:style style:name="P42" style:family="paragraph">
      <loext:graphic-properties draw:fill-color="#bbbbbb" draw:opacity="25%"/>
      <style:paragraph-properties fo:text-align="center"/>
    </style:style>
    <style:style style:name="P43" style:family="paragraph">
      <loext:graphic-properties draw:fill="solid" draw:fill-color="#555555" draw:opacity="50%"/>
      <style:paragraph-properties fo:text-align="center"/>
    </style:style>
    <style:style style:name="P44" style:family="paragraph">
      <loext:graphic-properties draw:fill="solid" draw:fill-color="#66ccee"/>
      <style:paragraph-properties fo:text-align="center"/>
    </style:style>
    <style:style style:name="P45" style:family="paragraph">
      <style:paragraph-properties fo:text-align="center"/>
      <style:text-properties fo:color="#bbbbbb" loext:opacity="100%"/>
    </style:style>
    <style:style style:name="P46" style:family="paragraph">
      <style:paragraph-properties fo:text-align="center"/>
      <style:text-properties fo:color="#bbbbbb" loext:opacity="100%"/>
    </style:style>
    <style:style style:name="P47" style:family="paragraph">
      <style:text-properties fo:color="#bbbbbb" loext:opacity="100%"/>
    </style:style>
    <style:style style:name="P48" style:family="paragraph">
      <loext:graphic-properties draw:fill="none" draw:fill-color="#ffffff"/>
      <style:text-properties fo:color="#bbbbbb" loext:opacity="100%" style:font-name="Palatino LT Std1" fo:font-size="16pt" fo:font-style="italic" style:font-size-asian="14pt" style:font-style-asian="italic" style:font-size-complex="14pt" style:font-style-complex="italic"/>
    </style:style>
    <style:style style:name="P49" style:family="paragraph">
      <loext:graphic-properties draw:fill="none" draw:fill-color="#ffffff"/>
      <style:text-properties fo:color="#4477aa" loext:opacity="100%" style:font-name="Palatino LT Std1" fo:font-style="normal" style:font-style-asian="normal" style:font-style-complex="normal"/>
    </style:style>
    <style:style style:name="P50" style:family="paragraph">
      <loext:graphic-properties draw:fill="none" draw:fill-color="#ffffff"/>
      <style:text-properties fo:color="#aa3377" loext:opacity="100%" style:font-name="Palatino LT Std1" fo:font-style="normal" style:font-style-asian="normal" style:font-style-complex="normal"/>
    </style:style>
    <style:style style:name="P51" style:family="paragraph">
      <loext:graphic-properties draw:fill="solid" draw:fill-color="#aa3377" draw:opacity="100%"/>
      <style:paragraph-properties fo:text-align="center"/>
    </style:style>
    <style:style style:name="P52" style:family="paragraph">
      <style:text-properties fo:color="#66ccee" loext:opacity="100%"/>
    </style:style>
    <style:style style:name="P53" style:family="paragraph">
      <loext:graphic-properties draw:fill="none" draw:fill-color="#ffffff"/>
      <style:text-properties fo:color="#66ccee" loext:opacity="100%" style:font-name="Palatino LT Std1" fo:font-style="normal" style:font-style-asian="normal" style:font-style-complex="normal"/>
    </style:style>
    <style:style style:name="P54" style:family="paragraph">
      <style:text-properties fo:color="#ee6677" loext:opacity="100%"/>
    </style:style>
    <style:style style:name="P55" style:family="paragraph">
      <loext:graphic-properties draw:fill="none" draw:fill-color="#ffffff"/>
      <style:text-properties fo:color="#ee6677" loext:opacity="100%" style:font-name="Palatino LT Std1" fo:font-style="normal" style:font-style-asian="normal" style:font-style-complex="normal"/>
    </style:style>
    <style:style style:name="P56" style:family="paragraph">
      <loext:graphic-properties draw:fill="none"/>
      <style:paragraph-properties fo:text-align="center"/>
      <style:text-properties fo:font-size="20pt" style:font-size-asian="16pt" style:font-size-complex="16pt"/>
    </style:style>
    <style:style style:name="P57" style:family="paragraph">
      <loext:graphic-properties draw:fill="solid" draw:fill-color="#aa3377" draw:opacity="100%"/>
      <style:paragraph-properties fo:text-align="center"/>
      <style:text-properties fo:font-size="20pt" style:font-size-asian="16pt" style:font-size-complex="16pt"/>
    </style:style>
    <style:style style:name="P58" style:family="paragraph">
      <loext:graphic-properties draw:fill="none" draw:fill-color="#ffffff"/>
      <style:text-properties fo:color="#4477aa" loext:opacity="100%" style:font-name="Palatino LT Std1" fo:font-size="20pt" fo:font-style="normal" style:font-size-asian="16pt" style:font-style-asian="normal" style:font-size-complex="16pt" style:font-style-complex="normal"/>
    </style:style>
    <style:style style:name="P59" style:family="paragraph">
      <loext:graphic-properties draw:fill="none" draw:fill-color="#ffffff"/>
      <style:text-properties fo:color="#66ccee" loext:opacity="100%" style:font-name="Palatino LT Std1" fo:font-size="20pt" fo:font-style="normal" style:font-size-asian="16pt" style:font-style-asian="normal" style:font-size-complex="16pt" style:font-style-complex="normal"/>
    </style:style>
    <style:style style:name="P60" style:family="paragraph">
      <loext:graphic-properties draw:fill="none" draw:fill-color="#ffffff"/>
      <style:text-properties fo:color="#aa33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61" style:family="paragraph">
      <loext:graphic-properties draw:fill="none" draw:fill-color="#ffffff"/>
      <style:text-properties fo:color="#ee66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6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ffffff"/>
      <style:text-properties style:font-name="Palatino LT Std1" fo:font-size="28pt" style:font-size-asian="28pt" style:font-size-complex="28pt"/>
    </style:style>
    <style:style style:name="P65" style:family="paragraph">
      <loext:graphic-properties draw:fill="none" draw:fill-color="#ffffff"/>
      <style:text-properties fo:color="#4477aa" loext:opacity="100%" style:font-name="Palatino LT Std1" fo:font-size="21pt" fo:font-weight="bold" style:font-weight-asian="bold" style:font-weight-complex="bold"/>
    </style:style>
    <style:style style:name="P66" style:family="paragraph">
      <loext:graphic-properties draw:fill="none" draw:fill-color="#bbbbbb" draw:opacity="25%"/>
      <style:paragraph-properties fo:text-align="center"/>
    </style:style>
    <style:style style:name="P67" style:family="paragraph">
      <loext:graphic-properties draw:fill-color="#4477aa" draw:opacity="95%"/>
      <style:paragraph-properties fo:text-align="center"/>
    </style:style>
    <style:style style:name="P68" style:family="paragraph">
      <loext:graphic-properties draw:fill-color="#404042"/>
      <style:paragraph-properties fo:text-align="center"/>
    </style:style>
    <style:style style:name="P69" style:family="paragraph">
      <loext:graphic-properties draw:fill-color="#4477aa" draw:opacity="80%"/>
      <style:paragraph-properties fo:text-align="center"/>
    </style:style>
    <style:style style:name="P70" style:family="paragraph">
      <loext:graphic-properties draw:opacity="25%"/>
      <style:paragraph-properties fo:text-align="center"/>
    </style:style>
    <style:style style:name="P71" style:family="paragraph">
      <loext:graphic-properties draw:fill-color="#aa3377" draw:opacity="25%"/>
      <style:paragraph-properties fo:text-align="center"/>
    </style:style>
    <style:style style:name="P72" style:family="paragraph">
      <loext:graphic-properties draw:fill="none" draw:fill-color="#ffffff"/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P73" style:family="paragraph">
      <loext:graphic-properties draw:fill-color="#555555" draw:opacity="25%"/>
      <style:paragraph-properties fo:text-align="center"/>
    </style:style>
    <style:style style:name="P74" style:family="paragraph">
      <style:paragraph-properties fo:margin-left="0cm" fo:margin-right="0cm" fo:margin-top="0cm" fo:margin-bottom="0cm" fo:line-height="100%" fo:text-indent="0cm"/>
    </style:style>
    <style:style style:name="P7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76" style:family="paragraph">
      <loext:graphic-properties draw:fill="solid" draw:fill-color="#729fcf"/>
      <style:paragraph-properties fo:text-align="center"/>
    </style:style>
    <style:style style:name="P77" style:family="paragraph">
      <loext:graphic-properties draw:fill-color="#555555"/>
      <style:paragraph-properties fo:text-align="center"/>
    </style:style>
    <style:style style:name="T1" style:family="text">
      <style:text-properties fo:font-size="15pt" style:font-size-asian="13pt" style:font-size-complex="13pt"/>
    </style:style>
    <style:style style:name="T2" style:family="text">
      <style:text-properties style:font-name="Palatino LT Std1" fo:font-style="italic" style:font-style-asian="italic" style:font-style-complex="italic"/>
    </style:style>
    <style:style style:name="T3" style:family="text">
      <style:text-properties style:font-name="Palatino LT Std1"/>
    </style:style>
    <style:style style:name="T4" style:family="text">
      <style:text-properties fo:font-size="13pt" fo:font-style="italic" style:font-size-asian="11pt" style:font-style-asian="italic" style:font-size-complex="11pt" style:font-style-complex="italic"/>
    </style:style>
    <style:style style:name="T5" style:family="text">
      <style:text-properties style:font-name="Palatino LT Std1" fo:font-size="40pt" style:font-size-asian="32pt" style:font-size-complex="32pt"/>
    </style:style>
    <style:style style:name="T6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aa3377" loext:opacity="100%" style:font-name="Palatino LT Std1" fo:font-size="66pt" style:font-size-asian="54pt" style:font-size-complex="54pt"/>
    </style:style>
    <style:style style:name="T9" style:family="text">
      <style:text-properties fo:color="#4477aa" loext:opacity="100%" style:font-name="Palatino LT Std1" fo:font-weight="bold" style:font-weight-asian="bold" style:font-weight-complex="bold"/>
    </style:style>
    <style:style style:name="T10" style:family="text">
      <style:text-properties fo:color="#aa3377" loext:opacity="100%" style:font-name="Palatino LT Std1" fo:font-weight="bold" style:font-weight-asian="bold" style:font-weight-complex="bold"/>
    </style:style>
    <style:style style:name="T11" style:family="text">
      <style:text-properties fo:font-size="20pt" style:font-size-asian="16pt" style:font-size-complex="16pt"/>
    </style:style>
    <style:style style:name="T12" style:family="text">
      <style:text-properties style:font-name="Palatino LT Std1" fo:font-size="16pt" fo:font-style="italic" style:font-size-asian="14pt" style:font-style-asian="italic" style:font-size-complex="14pt" style:font-style-complex="italic"/>
    </style:style>
    <style:style style:name="T13" style:family="text">
      <style:text-properties style:font-name="Palatino LT Std1" fo:font-size="36pt" fo:font-style="normal" style:font-size-asian="28pt" style:font-style-asian="normal" style:font-size-complex="28pt" style:font-style-complex="normal"/>
    </style:style>
    <style:style style:name="T14" style:family="text">
      <style:text-properties style:font-name="Palatino LT Std1" fo:font-size="32pt" fo:font-style="normal" style:font-size-asian="26pt" style:font-style-asian="normal" style:font-size-complex="26pt" style:font-style-complex="normal"/>
    </style:style>
    <style:style style:name="T15" style:family="text">
      <style:text-properties style:font-name="Palatino LT Std1" fo:font-size="28pt" style:font-size-asian="24pt" style:font-size-complex="24pt"/>
    </style:style>
    <style:style style:name="T16" style:family="text">
      <style:text-properties style:font-name="Palatino LT Std1" fo:font-size="24pt" style:font-size-asian="21pt" style:font-size-complex="21pt"/>
    </style:style>
    <style:style style:name="T17" style:family="text">
      <style:text-properties style:font-name="Palatino LT Std1" fo:font-size="28pt" style:font-size-asian="28pt" style:font-size-complex="28pt"/>
    </style:style>
    <style:style style:name="T18" style:family="text">
      <style:text-properties fo:color="#4477aa" loext:opacity="100%" style:font-name="Palatino LT Std1" fo:font-size="21pt" fo:font-weight="bold" style:font-weight-asian="bold" style:font-weight-complex="bold"/>
    </style:style>
    <style:style style:name="T19" style:family="text"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bold" style:letter-kerning="true" fo:background-color="transparent" style:font-name-asian="Font Awesome 6 Free Solid2" style:font-size-asian="14pt" style:font-style-asian="normal" style:font-weight-asian="bold" style:font-name-complex="Font Awesome 6 Free Solid2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normal" style:letter-kerning="true" fo:background-color="transparent" style:font-name-asian="Font Awesome 6 Free Solid2" style:font-size-asian="14pt" style:font-style-asian="normal" style:font-weight-asian="normal" style:font-name-complex="Font Awesome 6 Free Solid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1" fo:font-size="14pt" fo:font-style="normal" fo:text-shadow="none" style:text-underline-style="none" fo:font-weight="normal" style:letter-kerning="true" fo:background-color="transparent" style:font-name-asian="Font Awesome 6 Free Regular1" style:font-size-asian="14pt" style:font-style-asian="normal" style:font-weight-asian="normal" style:font-name-complex="Font Awesome 6 Free Regular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2" fo:font-size="14pt" fo:font-style="normal" fo:text-shadow="none" style:text-underline-style="none" fo:font-weight="normal" style:letter-kerning="true" fo:background-color="transparent" style:font-name-asian="Font Awesome 6 Brands Regular2" style:font-size-asian="14pt" style:font-style-asian="normal" style:font-weight-asian="normal" style:font-name-complex="Font Awesome 6 Brands Regular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4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5" draw:text-style-name="P1" draw:layer="layout" svg:x1="15.236cm" svg:y1="9.601cm" svg:x2="17.98cm" svg:y2="7.532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2" draw:layer="layout" svg:width="12.159cm" svg:height="0.865cm" svg:x="0.401cm" svg:y="1.365cm">
          <draw:text-box>
            <text:p text:style-name="P11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0" draw:text-style-name="P13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1" draw:text-style-name="P15" draw:layer="layout" svg:width="4.626cm" svg:height="2.914cm" svg:x="3.309cm" svg:y="0.34cm">
          <draw:text-box>
            <text:p text:style-name="P14"><text:span text:style-name="T4">matter</text:span></text:p>
            <text:p text:style-name="P14"><text:span text:style-name="T4">energy-mass</text:span></text:p>
            <text:p text:style-name="P14"><text:span text:style-name="T4">momentum</text:span></text:p>
            <text:p text:style-name="P14"><text:span text:style-name="T4">angular momentum</text:span></text:p>
            <text:p text:style-name="P14"><text:span text:style-name="T4">entropy</text:span></text:p>
          </draw:text-box>
        </draw:frame>
        <draw:custom-shape draw:style-name="gr22" draw:text-style-name="P16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0" draw:text-style-name="P18" draw:layer="layout" svg:width="18.691cm" svg:height="0.865cm" svg:x="10.502cm" svg:y="17.465cm">
          <draw:text-box>
            <text:p text:style-name="P17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flowing through this surface per unit time?</text:span></text:p>
          </draw:text-box>
        </draw:frame>
        <draw:frame draw:style-name="gr21" draw:text-style-name="P20" draw:layer="layout" svg:width="4.626cm" svg:height="2.914cm" svg:x="13.41cm" svg:y="16.44cm">
          <draw:text-box>
            <text:p text:style-name="P19"><text:span text:style-name="T4">matter</text:span></text:p>
            <text:p text:style-name="P19"><text:span text:style-name="T4">energy-mass</text:span></text:p>
            <text:p text:style-name="P19"><text:span text:style-name="T4">momentum</text:span></text:p>
            <text:p text:style-name="P19"><text:span text:style-name="T4">angular momentum</text:span></text:p>
            <text:p text:style-name="P19"><text:span text:style-name="T4">entropy</text:span></text:p>
          </draw:text-box>
        </draw:frame>
        <draw:custom-shape draw:style-name="gr23" draw:text-style-name="P2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4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line draw:style-name="gr25" draw:text-style-name="P1" draw:layer="layout" svg:x1="17.968cm" svg:y1="7.554cm" svg:x2="22.772cm" svg:y2="3.93cm">
          <text:p/>
        </draw:line>
        <draw:g draw:style-name="gr26">
          <draw:path draw:style-name="gr27" draw:text-style-name="P1" draw:layer="layout" svg:width="1.088cm" svg:height="2.368cm" draw:transform="rotate (1.5707963267949) translate (23.983cm 9.176cm)" svg:viewBox="0 0 1089 2369" svg:d="M0 1185c0 207 25 412 73 592s116 329 199 433 177 159 273 159c95 0 189-55 272-159s151-253 199-433 49-395 73-592c-24-198-25-413-73-593s-116-329-199-433-177-159-272-159c-96 0-190 55-273 159s-151 253-199 433-73 593-73 593z">
            <text:p/>
          </draw:path>
          <draw:line draw:style-name="gr28" draw:text-style-name="P1" draw:layer="layout" svg:x1="25.167cm" svg:y1="11.321cm" svg:x2="25.167cm" svg:y2="9.334cm">
            <text:p/>
          </draw:line>
          <draw:custom-shape draw:style-name="gr29" draw:text-style-name="P22" draw:layer="layout" svg:width="0.406cm" svg:height="0.409cm" svg:x="24.964cm" svg:y="7.895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1" draw:layer="layout" svg:x1="25.167cm" svg:y1="9.036cm" svg:x2="25.167cm" svg:y2="6.295cm">
            <text:p/>
          </draw:line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31" draw:text-style-name="P1" draw:layer="layout" svg:x1="15.2cm" svg:y1="9.4cm" svg:x2="18.262cm" svg:y2="7.841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2" draw:layer="layout" svg:width="12.159cm" svg:height="0.865cm" svg:x="0.401cm" svg:y="1.365cm">
          <draw:text-box>
            <text:p text:style-name="P11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0" draw:text-style-name="P13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1" draw:text-style-name="P15" draw:layer="layout" svg:width="4.626cm" svg:height="2.914cm" svg:x="3.309cm" svg:y="0.34cm">
          <draw:text-box>
            <text:p text:style-name="P14"><text:span text:style-name="T4">matter</text:span></text:p>
            <text:p text:style-name="P14"><text:span text:style-name="T4">energy-mass</text:span></text:p>
            <text:p text:style-name="P14"><text:span text:style-name="T4">momentum</text:span></text:p>
            <text:p text:style-name="P14"><text:span text:style-name="T4">angular momentum</text:span></text:p>
            <text:p text:style-name="P14"><text:span text:style-name="T4">entropy</text:span></text:p>
          </draw:text-box>
        </draw:frame>
        <draw:custom-shape draw:style-name="gr22" draw:text-style-name="P16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0" draw:text-style-name="P18" draw:layer="layout" svg:width="18.691cm" svg:height="0.865cm" svg:x="10.502cm" svg:y="17.465cm">
          <draw:text-box>
            <text:p text:style-name="P17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flowing through this surface per unit time?</text:span></text:p>
          </draw:text-box>
        </draw:frame>
        <draw:frame draw:style-name="gr21" draw:text-style-name="P20" draw:layer="layout" svg:width="4.626cm" svg:height="2.914cm" svg:x="13.41cm" svg:y="16.44cm">
          <draw:text-box>
            <text:p text:style-name="P19"><text:span text:style-name="T4">matter</text:span></text:p>
            <text:p text:style-name="P19"><text:span text:style-name="T4">energy-mass</text:span></text:p>
            <text:p text:style-name="P19"><text:span text:style-name="T4">momentum</text:span></text:p>
            <text:p text:style-name="P19"><text:span text:style-name="T4">angular momentum</text:span></text:p>
            <text:p text:style-name="P19"><text:span text:style-name="T4">entropy</text:span></text:p>
          </draw:text-box>
        </draw:frame>
        <draw:custom-shape draw:style-name="gr23" draw:text-style-name="P2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4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g draw:style-name="gr26">
          <draw:path draw:style-name="gr32" draw:text-style-name="P1" draw:layer="layout" svg:width="1.593cm" svg:height="3.657cm" draw:transform="skewX (0.0771435529381494) rotate (0.511206937909139) translate (19.7515554129812cm 5.0601062096166cm)" svg:viewBox="0 0 1594 3658" svg:d="M0 1829c0 321 36 636 106 914s171 509 292 670c121 160 258 245 398 245s278-85 399-245c121-161 222-391 292-669s72-610 107-915c-35-305-36-636-106-914s-170-509-291-670c-121-160-259-245-399-245s-277 84-398 245c-122 160-222 391-293 669-70 278-107 915-107 915z">
            <text:p/>
          </draw:path>
          <draw:line draw:style-name="gr33" draw:text-style-name="P1" draw:layer="layout" svg:x1="18.258cm" svg:y1="7.863cm" svg:x2="20.378cm" svg:y2="6.783cm">
            <text:p/>
          </draw:line>
          <draw:custom-shape draw:style-name="gr34" draw:text-style-name="P22" draw:layer="layout" svg:width="0.487cm" svg:height="0.49cm" draw:transform="rotate (-1.10025556045722) translate (22.003cm 5.684cm)">
            <text:p/>
            <draw:enhanced-geometry svg:viewBox="0 0 21600 21600" draw:type="rectangle" draw:enhanced-path="M 0 0 L 21600 0 21600 21600 0 21600 0 0 Z N"/>
          </draw:custom-shape>
          <draw:line draw:style-name="gr35" draw:text-style-name="P1" draw:layer="layout" svg:x1="20.696cm" svg:y1="6.621cm" svg:x2="23.621cm" svg:y2="5.131cm">
            <text:p/>
          </draw:line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36" draw:text-style-name="P1" draw:layer="layout" svg:x1="13.016cm" svg:y1="6.066cm" svg:x2="17.322cm" svg:y2="3.58cm">
          <text:p/>
        </draw:line>
        <draw:g draw:style-name="gr26">
          <draw:path draw:style-name="gr27" draw:text-style-name="P1" draw:layer="layout" svg:width="1.088cm" svg:height="2.368cm" draw:transform="rotate (0.523598775598299) translate (19.274623159483cm 3.97762592191923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37" draw:text-style-name="P1" draw:layer="layout" svg:x1="17.992cm" svg:y1="6.086cm" svg:x2="19.713cm" svg:y2="5.092cm">
            <text:p/>
          </draw:line>
          <draw:custom-shape draw:style-name="gr29" draw:text-style-name="P22" draw:layer="layout" svg:width="0.406cm" svg:height="0.409cm" draw:transform="rotate (-1.0471975511966) translate (20.857cm 4.197cm)">
            <text:p/>
            <draw:enhanced-geometry svg:viewBox="0 0 21600 21600" draw:type="rectangle" draw:enhanced-path="M 0 0 L 21600 0 21600 21600 0 21600 0 0 Z N"/>
          </draw:custom-shape>
          <draw:line draw:style-name="gr38" draw:text-style-name="P1" draw:layer="layout" svg:x1="20.019cm" svg:y1="4.916cm" svg:x2="22.344cm" svg:y2="3.573cm">
            <text:p/>
          </draw:line>
        </draw:g>
        <draw:line draw:style-name="gr39" draw:text-style-name="P1" draw:layer="layout" svg:x1="9.683cm" svg:y1="11.025cm" svg:x2="14.655cm" svg:y2="11.025cm">
          <text:p/>
        </draw:line>
        <draw:g draw:style-name="gr26">
          <draw:path draw:style-name="gr27" draw:text-style-name="P1" draw:layer="layout" svg:width="1.088cm" svg:height="2.368cm" draw:transform="rotate (-3.14159265358979) translate (18.809cm 12.203cm)" svg:viewBox="0 0 1089 2369" svg:d="M1089 1185c0 207-25 412-73 592s-116 329-199 433-177 159-272 159c-96 0-190-55-273-159s-151-253-199-433-49-395-73-592c24-198 25-413 73-593s116-329 199-433 177-159 273-159c95 0 189 55 272 159s151 253 199 433 73 593 73 593z">
            <text:p/>
          </draw:path>
          <draw:line draw:style-name="gr37" draw:text-style-name="P1" draw:layer="layout" svg:x1="15.555cm" svg:y1="11.019cm" svg:x2="17.542cm" svg:y2="11.019cm">
            <text:p/>
          </draw:line>
          <draw:custom-shape draw:style-name="gr29" draw:text-style-name="P22" draw:layer="layout" svg:width="0.406cm" svg:height="0.409cm" draw:transform="rotate (-1.5707963267949) translate (18.981cm 10.816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38" draw:text-style-name="P1" draw:layer="layout" svg:x1="17.896cm" svg:y1="11.019cm" svg:x2="20.581cm" svg:y2="11.019cm">
            <text:p/>
          </draw:line>
        </draw:g>
        <draw:line draw:style-name="gr39" draw:text-style-name="P1" draw:layer="layout" svg:x1="9.683cm" svg:y1="15.012cm" svg:x2="14.655cm" svg:y2="15.012cm">
          <text:p/>
        </draw:line>
        <draw:g draw:style-name="gr26">
          <draw:path draw:style-name="gr27" draw:text-style-name="P1" draw:layer="layout" svg:width="1.088cm" svg:height="2.368cm" svg:x="17.72cm" svg:y="13.834cm" svg:viewBox="0 0 1089 2369" svg:d="M0 1185c0 207 25 412 73 592s116 329 199 433 177 159 272 159c96 0 190-55 273-159s151-253 199-433 49-395 73-592c-24-198-25-413-73-593s-116-329-199-433-177-159-273-159c-95 0-189 55-272 159s-151 253-199 433-73 593-73 593z">
            <text:p/>
          </draw:path>
          <draw:line draw:style-name="gr37" draw:text-style-name="P1" draw:layer="layout" svg:x1="15.555cm" svg:y1="15.018cm" svg:x2="17.542cm" svg:y2="15.018cm">
            <text:p/>
          </draw:line>
          <draw:custom-shape draw:style-name="gr40" draw:text-style-name="P23" draw:layer="layout" svg:width="0.406cm" svg:height="0.081cm" draw:transform="rotate (-1.5707963267949) translate (18.83cm 14.815cm)">
            <text:p/>
            <draw:enhanced-geometry svg:viewBox="0 0 21600 21600" draw:mirror-vertical="false" draw:type="rectangle" draw:enhanced-path="M 0 0 L 21600 0 21600 21600 0 21600 0 0 Z N"/>
          </draw:custom-shape>
          <draw:line draw:style-name="gr38" draw:text-style-name="P1" draw:layer="layout" svg:x1="17.896cm" svg:y1="15.018cm" svg:x2="20.581cm" svg:y2="15.018cm">
            <text:p/>
          </draw:line>
        </draw:g>
        <draw:g draw:style-name="gr26">
          <draw:line draw:style-name="gr41" draw:text-style-name="P1" draw:layer="layout" svg:x1="8.185cm" svg:y1="17.101cm" svg:x2="22.15cm" svg:y2="17.113cm">
            <text:p/>
          </draw:line>
          <draw:custom-shape draw:style-name="gr42" draw:text-style-name="P24" draw:layer="layout" svg:width="13.912cm" svg:height="3.798cm" svg:x="8.214cm" svg:y="13.2cm">
            <text:p/>
            <draw:enhanced-geometry svg:viewBox="0 0 21600 21600" draw:glue-points="?f6 10800 10800 21600 ?f5 10800 10800 0" draw:text-areas="?f3 ?f3 ?f4 ?f4" draw:mirror-vertical="true" draw:type="trapezoid" draw:modifiers="1639.4451232660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g draw:style-name="gr26">
          <draw:g draw:style-name="gr26">
            <draw:path draw:style-name="gr43" draw:text-style-name="P1" draw:layer="layout" svg:width="1.088cm" svg:height="2.368cm" draw:transform="rotate (0.785398163397448) translate (21.489687082305cm 5.738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44" draw:text-style-name="P1" draw:layer="layout" svg:x1="20.013cm" svg:y1="8.892cm" svg:x2="22.207cm" svg:y2="6.696cm">
              <text:p/>
            </draw:line>
            <draw:custom-shape draw:style-name="gr45" draw:text-style-name="P22" draw:layer="layout" svg:width="0.406cm" svg:height="0.409cm" draw:transform="rotate (-0.785049097547051) translate (23.075cm 5.5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6" draw:text-style-name="P1" draw:layer="layout" svg:x1="22.446cm" svg:y1="6.458cm" svg:x2="25.355cm" svg:y2="3.547cm">
              <text:p/>
            </draw:line>
          </draw:g>
          <draw:g draw:style-name="gr26">
            <draw:path draw:style-name="gr47" draw:text-style-name="P1" draw:layer="layout" svg:width="1.088cm" svg:height="2.368cm" draw:transform="rotate (2.0943951023932) translate (20.4176259219192cm 11.960376840517cm)" svg:viewBox="0 0 1089 2369" svg:d="M0 1184c0 208 25 413 73 593s116 329 199 433 177 159 273 159c95 0 189-55 272-159s151-253 199-433 49-395 73-593c-24-197-25-412-73-592s-116-329-199-433-177-159-272-159c-96 0-190 55-273 159s-151 253-199 433-73 592-73 592z">
              <text:p/>
            </draw:path>
            <draw:line draw:style-name="gr48" draw:text-style-name="P1" draw:layer="layout" svg:x1="22.526cm" svg:y1="13.244cm" svg:x2="21.532cm" svg:y2="11.523cm">
              <text:p/>
            </draw:line>
            <draw:custom-shape draw:style-name="gr49" draw:text-style-name="P22" draw:layer="layout" svg:width="0.406cm" svg:height="0.409cm" draw:transform="rotate (0.523598775598299) translate (20.637cm 10.378cm)">
              <text:p/>
              <draw:enhanced-geometry svg:viewBox="0 0 21600 21600" draw:type="rectangle" draw:enhanced-path="M 0 0 L 21600 0 21600 21600 0 21600 0 0 Z N"/>
            </draw:custom-shape>
            <draw:line draw:style-name="gr50" draw:text-style-name="P1" draw:layer="layout" svg:x1="21.356cm" svg:y1="11.216cm" svg:x2="20.013cm" svg:y2="8.891cm">
              <text:p/>
            </draw:line>
          </draw:g>
          <draw:g draw:style-name="gr26">
            <draw:path draw:style-name="gr51" draw:text-style-name="P1" draw:layer="layout" svg:width="1.088cm" svg:height="2.368cm" draw:transform="rotate (1.2924163111018) translate (22.462428419349cm 9.12039251229268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52" draw:text-style-name="P1" draw:layer="layout" svg:x1="22.572cm" svg:y1="13.286cm" svg:x2="23.613cm" svg:y2="9.644cm">
              <text:p/>
            </draw:line>
            <draw:custom-shape draw:style-name="gr53" draw:text-style-name="P22" draw:layer="layout" svg:width="0.406cm" svg:height="0.409cm" draw:transform="rotate (1.2924163111018) translate (23.705cm 8.5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4" draw:text-style-name="P1" draw:layer="layout" svg:x1="23.726cm" svg:y1="9.251cm" svg:x2="25.355cm" svg:y2="3.546cm">
              <text:p/>
            </draw:line>
          </draw:g>
        </draw:g>
        <draw:g draw:style-name="gr26">
          <draw:path draw:style-name="gr55" draw:text-style-name="P1" draw:layer="layout" svg:width="1.088cm" svg:height="2.368cm" draw:transform="rotate (0.785398163397448) translate (12.188687082305cm 7.935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<text:p/>
          </draw:path>
          <draw:line draw:style-name="gr56" draw:text-style-name="P1" draw:layer="layout" svg:x1="10.712cm" svg:y1="11.089cm" svg:x2="12.906cm" svg:y2="8.893cm">
            <text:p/>
          </draw:line>
          <draw:custom-shape draw:style-name="gr57" draw:text-style-name="P22" draw:layer="layout" svg:width="0.406cm" svg:height="0.409cm" draw:transform="rotate (-0.785049097547051) translate (13.774cm 7.7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8" draw:text-style-name="P1" draw:layer="layout" svg:x1="13.145cm" svg:y1="8.655cm" svg:x2="16.054cm" svg:y2="5.744cm">
            <text:p/>
          </draw:line>
        </draw:g>
        <draw:g draw:style-name="gr26">
          <draw:path draw:style-name="gr59" draw:text-style-name="P1" draw:layer="layout" svg:width="1.088cm" svg:height="2.368cm" draw:transform="rotate (2.0943951023932) translate (4.69462592191923cm 9.30937684051698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60" draw:text-style-name="P1" draw:layer="layout" svg:x1="6.803cm" svg:y1="10.593cm" svg:x2="5.809cm" svg:y2="8.872cm">
            <text:p/>
          </draw:line>
          <draw:custom-shape draw:style-name="gr61" draw:text-style-name="P22" draw:layer="layout" svg:width="0.406cm" svg:height="0.409cm" draw:transform="rotate (0.523598775598299) translate (4.914cm 7.727cm)">
            <text:p/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5.633cm" svg:y1="8.565cm" svg:x2="4.29cm" svg:y2="6.24cm">
            <text:p/>
          </draw:line>
        </draw:g>
        <draw:frame draw:style-name="gr20" draw:text-style-name="P13" draw:layer="layout" svg:width="1.357cm" svg:height="1.661cm" svg:x="8.079cm" svg:y="7.586cm">
          <draw:text-box>
            <text:p><text:span text:style-name="T5">+</text:span></text:p>
          </draw:text-box>
        </draw:frame>
        <draw:frame draw:style-name="gr20" draw:text-style-name="P13" draw:layer="layout" svg:width="1.357cm" svg:height="1.661cm" svg:x="17.53cm" svg:y="7.586cm">
          <draw:text-box>
            <text:p><text:span text:style-name="T5">=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3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64" draw:text-style-name="P25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4" draw:layer="layout" svg:x1="6.73cm" svg:y1="16.007cm" svg:x2="9.503cm" svg:y2="2.107cm">
          <text:p/>
        </draw:line>
        <draw:line draw:style-name="gr66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67" draw:text-style-name="P26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67" draw:text-style-name="P26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68" draw:text-style-name="P27" draw:layer="layout" svg:width="1.912cm" svg:height="1.661cm" svg:x="5.823cm" svg:y="9.959cm">
          <draw:text-box>
            <text:p><text:span text:style-name="T6"></text:span></text:p>
          </draw:text-box>
        </draw:frame>
        <draw:frame draw:style-name="gr68" draw:text-style-name="P28" draw:layer="layout" svg:width="1.912cm" svg:height="1.661cm" svg:x="9.084cm" svg:y="2.88cm">
          <draw:text-box>
            <text:p><text:span text:style-name="T7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path draw:style-name="gr69" draw:text-style-name="P29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0" draw:text-style-name="P30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71" draw:text-style-name="P30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2" draw:text-style-name="P30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74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69" draw:text-style-name="P29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5" draw:text-style-name="P31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77" draw:text-style-name="P33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77" draw:text-style-name="P33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76" draw:text-style-name="P32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78" draw:text-style-name="P34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path draw:style-name="gr79" draw:text-style-name="P1" draw:layer="layout" svg:width="6.451cm" svg:height="6.308cm" draw:transform="skewX (0.00174532925199438) rotate (-2.41518661890975) translate (11.2676684528665cm 5.47194917556878cm)" svg:viewBox="0 0 6452 6309" svg:d="M0 6309c848-1274 1729-2236 1650-3102s-296-2184 596-2727 4083-1048 4206 1011">
          <text:p/>
        </draw:path>
        <draw:line draw:style-name="gr80" draw:text-style-name="P35" draw:layer="layout" svg:x1="0.956cm" svg:y1="1.615cm" svg:x2="4.312cm" svg:y2="0.711cm">
          <text:p/>
        </draw:line>
        <draw:path draw:style-name="gr81" draw:text-style-name="P30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77" draw:text-style-name="P33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77" draw:text-style-name="P33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77" draw:text-style-name="P33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77" draw:text-style-name="P33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79" draw:text-style-name="P1" draw:layer="layout" svg:width="6.451cm" svg:height="6.308cm" draw:transform="skewX (0.00174532925199438) rotate (-2.41518661890975) translate (26.3686684528665cm 4.97794917556876cm)" svg:viewBox="0 0 6452 6309" svg:d="M0 6309c848-1274 1729-2236 1650-3102s-296-2184 596-2727 4083-1048 4206 1011">
          <text:p/>
        </draw:path>
        <draw:path draw:style-name="gr82" draw:text-style-name="P30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70" draw:text-style-name="P30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9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14" draw:text-style-name="P7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14" draw:text-style-name="P7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14" draw:text-style-name="P7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14" draw:text-style-name="P7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77" draw:text-style-name="P33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77" draw:text-style-name="P33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77" draw:text-style-name="P33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77" draw:text-style-name="P33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77" draw:text-style-name="P33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5" draw:text-style-name="P30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87" draw:text-style-name="P38" draw:layer="layout" svg:width="0.951cm" svg:height="0.992cm" svg:x="5.911cm" svg:y="3.802cm">
          <draw:text-box>
            <text:p><text:span text:style-name="T9">+</text:span></text:p>
          </draw:text-box>
        </draw:frame>
        <draw:frame draw:style-name="gr87" draw:text-style-name="P38" draw:layer="layout" svg:width="0.951cm" svg:height="0.992cm" svg:x="20.87cm" svg:y="3.703cm">
          <draw:text-box>
            <text:p><text:span text:style-name="T9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4.73787315018589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6" draw:text-style-name="P30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6">
          <draw:path draw:style-name="gr79" draw:text-style-name="P1" draw:layer="layout" svg:width="5.555cm" svg:height="5.432cm" draw:transform="skewX (0.00174532925199427) rotate (-2.41518661890975) translate (10.7031562157411cm 4.50787315018589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88" draw:text-style-name="P39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88" draw:text-style-name="P39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88" draw:text-style-name="P39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90" draw:text-style-name="P40" draw:layer="layout" svg:width="0.875cm" svg:height="0.992cm" svg:x="21.5cm" svg:y="2.491cm">
          <draw:text-box>
            <text:p><text:span text:style-name="T10">–</text:span></text:p>
          </draw:text-box>
        </draw:frame>
        <draw:frame draw:style-name="gr90" draw:text-style-name="P40" draw:layer="layout" svg:width="0.875cm" svg:height="0.992cm" svg:x="9.951cm" svg:y="1.53cm">
          <draw:text-box>
            <text:p><text:span text:style-name="T10">–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4.73787315018587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6" draw:text-style-name="P30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6">
          <draw:path draw:style-name="gr79" draw:text-style-name="P1" draw:layer="layout" svg:width="5.555cm" svg:height="5.432cm" draw:transform="skewX (0.00174532925199433) rotate (-2.41518661890975) translate (10.7031562157411cm 4.50787315018587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0" draw:text-style-name="P40" draw:layer="layout" svg:width="0.875cm" svg:height="0.992cm" svg:x="21.223cm" svg:y="0.805cm">
          <draw:text-box>
            <text:p><text:span text:style-name="T10">–</text:span></text:p>
          </draw:text-box>
        </draw:frame>
        <draw:frame draw:style-name="gr90" draw:text-style-name="P40" draw:layer="layout" svg:width="0.875cm" svg:height="0.992cm" svg:x="9.524cm" svg:y="0.805cm">
          <draw:text-box>
            <text:p><text:span text:style-name="T10">–</text:span></text:p>
          </draw:text-box>
        </draw:frame>
        <draw:custom-shape draw:name="XXXtestXXX" draw:style-name="gr88" draw:text-style-name="P39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91" draw:text-style-name="P39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1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76" draw:text-style-name="P32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78" draw:text-style-name="P41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draw:line draw:style-name="gr9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77" draw:text-style-name="P33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77" draw:text-style-name="P33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77" draw:text-style-name="P33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77" draw:text-style-name="P33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5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frame draw:style-name="gr78" draw:text-style-name="P41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draw:line draw:style-name="gr9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77" draw:text-style-name="P33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77" draw:text-style-name="P33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77" draw:text-style-name="P33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77" draw:text-style-name="P33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draw:custom-shape draw:style-name="gr93" draw:text-style-name="P42" draw:layer="layout" svg:width="2.151cm" svg:height="3.485cm" draw:transform="rotate (1.5707963267949) translate (19.388cm 6.4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4" draw:text-style-name="P4" draw:layer="layout" svg:x1="20.28cm" svg:y1="5.379cm" svg:x2="20.28cm" svg:y2="2.93cm">
          <text:p/>
        </draw:line>
        <draw:line draw:style-name="gr94" draw:text-style-name="P4" draw:layer="layout" svg:x1="21.98cm" svg:y1="5.456cm" svg:x2="21.98cm" svg:y2="7.905cm">
          <text:p/>
        </draw:line>
        <draw:line draw:style-name="gr95" draw:text-style-name="P1" draw:layer="layout" svg:x1="21.209cm" svg:y1="4.323cm" svg:x2="21.209cm" svg:y2="6.474cm">
          <text:p/>
        </draw:line>
        <presentation:notes draw:style-name="dp2">
          <draw:page-thumbnail draw:style-name="gr7" draw:layer="layout" svg:width="21.219cm" svg:height="10.476cm" svg:x="0.185cm" svg:y="2.123cm" draw:page-number="16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path draw:style-name="gr96" draw:text-style-name="P42" draw:layer="layout" svg:width="5.066cm" svg:height="3.566cm" svg:x="10.129cm" svg:y="6.026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97" draw:text-style-name="P43" draw:layer="layout" svg:width="1.078cm" svg:height="1.816cm" svg:x="12.167cm" svg:y="6.995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98" draw:text-style-name="P44" draw:layer="layout" svg:width="0.313cm" svg:height="0.497cm" svg:x="12.281cm" svg:y="4.992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98" draw:text-style-name="P44" draw:layer="layout" svg:width="0.558cm" svg:height="0.499cm" svg:x="12.792cm" svg:y="4.99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98" draw:text-style-name="P44" draw:layer="layout" svg:width="0.079cm" svg:height="0.079cm" svg:x="13.574cm" svg:y="5.246cm" svg:viewBox="0 0 80 80" svg:d="M80 40c0-20-20-40-40-40-22 0-40 19-40 40s18 40 40 40 40-18 40-40z">
            <text:p/>
          </draw:path>
          <draw:path draw:style-name="gr98" draw:text-style-name="P44" draw:layer="layout" svg:width="0.253cm" svg:height="0.343cm" svg:x="13.887cm" svg:y="5.146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99" draw:text-style-name="P44" draw:layer="layout" svg:width="0.313cm" svg:height="0.497cm" svg:x="9.372cm" svg:y="9.317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99" draw:text-style-name="P44" draw:layer="layout" svg:width="0.567cm" svg:height="0.499cm" svg:x="9.879cm" svg:y="9.315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99" draw:text-style-name="P44" draw:layer="layout" svg:width="0.08cm" svg:height="0.079cm" svg:x="10.676cm" svg:y="9.571cm" svg:viewBox="0 0 81 80" svg:d="M81 40c0-20-20-40-40-40-23 0-41 19-41 40s18 40 41 40c22 0 40-18 40-40z">
            <text:p/>
          </draw:path>
          <draw:path draw:style-name="gr99" draw:text-style-name="P44" draw:layer="layout" svg:width="0.258cm" svg:height="0.343cm" svg:x="10.993cm" svg:y="9.471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00" draw:text-style-name="P45" draw:layer="layout" svg:x1="4.936cm" svg:y1="8.042cm" svg:x2="6.685cm" svg:y2="8.042cm">
          <text:p/>
        </draw:line>
        <draw:line draw:style-name="gr101" draw:text-style-name="P45" draw:layer="layout" svg:x1="4.936cm" svg:y1="8.042cm" svg:x2="4.936cm" svg:y2="6.293cm">
          <text:p text:style-name="P46"><text:span text:style-name="T11"/></text:p>
        </draw:line>
        <draw:frame draw:style-name="gr102" draw:text-style-name="P48" draw:layer="layout" svg:width="0.559cm" svg:height="0.814cm" svg:x="4.342cm" svg:y="6.46cm">
          <draw:text-box>
            <text:p text:style-name="P47"><text:span text:style-name="T12">y</text:span></text:p>
          </draw:text-box>
        </draw:frame>
        <draw:frame draw:style-name="gr103" draw:text-style-name="P48" draw:layer="layout" svg:width="0.559cm" svg:height="0.814cm" svg:x="5.717cm" svg:y="7.905cm">
          <draw:text-box>
            <text:p text:style-name="P47"><text:span text:style-name="T12">x</text:span></text:p>
          </draw:text-box>
        </draw:frame>
        <draw:line draw:style-name="gr104" draw:text-style-name="P4" draw:layer="layout" svg:x1="12.026cm" svg:y1="6.844cm" svg:x2="12.026cm" svg:y2="4.344cm">
          <text:p/>
        </draw:line>
        <draw:line draw:style-name="gr104" draw:text-style-name="P4" draw:layer="layout" svg:x1="13.664cm" svg:y1="9.172cm" svg:x2="8.664cm" svg:y2="9.172cm">
          <text:p/>
        </draw:lin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105" draw:text-style-name="P1" draw:layer="layout" svg:x1="16.302cm" svg:y1="7.568cm" svg:x2="14.454cm" svg:y2="0.671cm">
          <text:p/>
        </draw:line>
        <draw:line draw:style-name="gr105" draw:text-style-name="P1" draw:layer="layout" svg:x1="6.282cm" svg:y1="19.569cm" svg:x2="4.434cm" svg:y2="12.672cm">
          <text:p/>
        </draw:line>
        <draw:line draw:style-name="gr105" draw:text-style-name="P1" draw:layer="layout" svg:x1="22.282cm" svg:y1="17.569cm" svg:x2="20.434cm" svg:y2="10.672cm">
          <text:p/>
        </draw:line>
        <draw:frame draw:style-name="gr20" draw:text-style-name="P49" draw:layer="layout" svg:width="1.907cm" svg:height="1.521cm" svg:x="21.305cm" svg:y="12.46cm">
          <draw:text-box>
            <text:p text:style-name="P11"><text:span text:style-name="T13">+5</text:span></text:p>
          </draw:text-box>
        </draw:frame>
        <draw:frame draw:style-name="gr20" draw:text-style-name="P50" draw:layer="layout" svg:width="1.772cm" svg:height="1.521cm" svg:x="19.351cm" svg:y="14.149cm">
          <draw:text-box>
            <text:p text:style-name="P17"><text:span text:style-name="T13">–</text:span><text:span text:style-name="T13">5</text:span></text:p>
          </draw:text-box>
        </draw:frame>
        <draw:path draw:style-name="gr106" draw:text-style-name="P30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07" draw:text-style-name="P30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20" draw:text-style-name="P50" draw:layer="layout" svg:width="1.772cm" svg:height="1.521cm" svg:x="4.663cm" svg:y="16.271cm">
          <draw:text-box>
            <text:p text:style-name="P17"><text:span text:style-name="T13">–</text:span><text:span text:style-name="T13">5</text:span></text:p>
          </draw:text-box>
        </draw:frame>
        <draw:frame draw:style-name="gr20" draw:text-style-name="P49" draw:layer="layout" svg:width="1.907cm" svg:height="1.521cm" svg:x="14.225cm" svg:y="2.559cm">
          <draw:text-box>
            <text:p text:style-name="P11"><text:span text:style-name="T13">+5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105" draw:text-style-name="P1" draw:layer="layout" svg:x1="16.302cm" svg:y1="7.568cm" svg:x2="14.454cm" svg:y2="0.671cm">
          <text:p/>
        </draw:line>
        <draw:line draw:style-name="gr105" draw:text-style-name="P1" draw:layer="layout" svg:x1="6.282cm" svg:y1="19.569cm" svg:x2="4.434cm" svg:y2="12.672cm">
          <text:p/>
        </draw:line>
        <draw:line draw:style-name="gr105" draw:text-style-name="P1" draw:layer="layout" svg:x1="22.282cm" svg:y1="17.769cm" svg:x2="20.434cm" svg:y2="10.872cm">
          <text:p/>
        </draw:line>
        <draw:path draw:style-name="gr106" draw:text-style-name="P30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07" draw:text-style-name="P30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20" draw:text-style-name="P50" draw:layer="layout" svg:width="1.772cm" svg:height="1.521cm" svg:x="4.663cm" svg:y="16.271cm">
          <draw:text-box>
            <text:p text:style-name="P17"><text:span text:style-name="T13">–</text:span><text:span text:style-name="T13">5</text:span></text:p>
          </draw:text-box>
        </draw:frame>
        <draw:frame draw:style-name="gr20" draw:text-style-name="P49" draw:layer="layout" svg:width="1.907cm" svg:height="1.521cm" svg:x="14.225cm" svg:y="2.559cm">
          <draw:text-box>
            <text:p text:style-name="P11"><text:span text:style-name="T13">+5</text:span></text:p>
          </draw:text-box>
        </draw:frame>
        <draw:line draw:style-name="gr108" draw:text-style-name="P4" draw:layer="layout" svg:x1="7.287cm" svg:y1="7.953cm" svg:x2="5.067cm" svg:y2="5.489cm">
          <text:p/>
        </draw:line>
        <draw:line draw:style-name="gr109" draw:text-style-name="P4" draw:layer="layout" svg:x1="2.748cm" svg:y1="8.653cm" svg:x2="4.968cm" svg:y2="11.117cm">
          <text:p/>
        </draw:line>
        <draw:g draw:style-name="gr5">
          <svg:title>TexMaths</svg:title>
          <svg:desc>44§display§\qty{6}{N}§svg§600§TRUE§</svg:desc>
          <draw:path draw:style-name="gr77" draw:text-style-name="P33" draw:layer="layout" svg:width="0.671cm" svg:height="1.091cm" svg:x="6.092cm" svg:y="5.24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77" draw:text-style-name="P33" draw:layer="layout" svg:width="1.225cm" svg:height="1.095cm" svg:x="7.186cm" svg:y="5.24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.432cm" svg:y="10.25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.526cm" svg:y="10.24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10" draw:text-style-name="P4" draw:layer="layout" svg:x1="23.599cm" svg:y1="14.191cm" svg:x2="21.467cm" svg:y2="11.65cm">
          <text:p/>
        </draw:line>
        <draw:line draw:style-name="gr111" draw:text-style-name="P4" draw:layer="layout" svg:x1="19.038cm" svg:y1="14.45cm" svg:x2="21.17cm" svg:y2="16.991cm">
          <text:p/>
        </draw:lin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1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112" draw:text-style-name="P1" draw:layer="layout" svg:x1="9.964cm" svg:y1="19.914cm" svg:x2="7.692cm" svg:y2="11.535cm">
          <text:p/>
        </draw:line>
        <draw:path draw:style-name="gr113" draw:text-style-name="P51" draw:layer="layout" svg:width="9.673cm" svg:height="1.471cm" svg:x="2.459cm" svg:y="12.892cm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/>
        </draw:path>
        <draw:frame draw:style-name="gr20" draw:text-style-name="P49" draw:layer="layout" svg:width="3.956cm" svg:height="1.521cm" draw:transform="rotate (-1.30602987926736) translate (10.514cm 15.492cm)">
          <draw:text-box>
            <text:p text:style-name="P11"><text:span text:style-name="T13">+5 J/s</text:span></text:p>
          </draw:text-box>
        </draw:frame>
        <draw:frame draw:style-name="gr114" draw:text-style-name="P53" draw:layer="layout" svg:width="3.609cm" svg:height="1.521cm" draw:transform="rotate (-1.30602987926736) translate (8.792cm 16.248cm)">
          <draw:text-box>
            <text:p text:style-name="P52"><text:span text:style-name="T13">-5 J/s</text:span></text:p>
          </draw:text-box>
        </draw:frame>
        <draw:frame draw:style-name="gr115" draw:text-style-name="P50" draw:layer="layout" svg:width="3.821cm" svg:height="1.521cm" draw:transform="rotate (-0.135263017029561) translate (2.726cm 11.378cm)">
          <draw:text-box>
            <text:p text:style-name="P17"><text:span text:style-name="T13">–</text:span><text:span text:style-name="T13">1 J/s</text:span></text:p>
          </draw:text-box>
        </draw:frame>
        <draw:frame draw:style-name="gr116" draw:text-style-name="P55" draw:layer="layout" svg:width="3.956cm" svg:height="1.521cm" draw:transform="rotate (-0.135263017029561) translate (2.43cm 13.058cm)">
          <draw:text-box>
            <text:p text:style-name="P54"><text:span text:style-name="T13">+1 J/s</text:span></text:p>
          </draw:text-box>
        </draw:frame>
        <draw:line draw:style-name="gr112" draw:text-style-name="P1" draw:layer="layout" svg:x1="22.916cm" svg:y1="19.917cm" svg:x2="22.916cm" svg:y2="11.235cm">
          <text:p/>
        </draw:line>
        <draw:path draw:style-name="gr113" draw:text-style-name="P51" draw:layer="layout" svg:width="9.741cm" svg:height="0.159cm" svg:x="16.517cm" svg:y="13.528cm" svg:viewBox="0 0 9742 160" svg:d="M9742 1v79 80h-477v-80-79zM9106 1v79 80h-477v-80-79zM8470 1v79 80h-477v-80-79zM7834 1v79 80l-477-1v-79-80zM7198 0v80 79h-477v-79-80zM6562 0v80 79h-477v-79-80zM5926 0v80 79h-477v-79-80zM5290 0v80 79h-477v-79-80zM4654 0v80 79h-477v-79-80zM4018 0v80 79h-477v-79-80zM3382 0v80 79h-477v-79-80zM2746 0v80 79h-477v-79-80zM2110 0v80 79h-477v-79-80zM1474 0v80 79h-477v-79-80zM838 0v80 79h-477v-79-80zM202 0v80 79h-202v-80-79z">
          <text:p/>
        </draw:path>
        <draw:frame draw:style-name="gr20" draw:text-style-name="P49" draw:layer="layout" svg:width="3.956cm" svg:height="1.521cm" draw:transform="rotate (-1.5707963267949) translate (24.604cm 15.793cm)">
          <draw:text-box>
            <text:p text:style-name="P11"><text:span text:style-name="T13">+3 J/s</text:span></text:p>
          </draw:text-box>
        </draw:frame>
        <draw:frame draw:style-name="gr20" draw:text-style-name="P53" draw:layer="layout" svg:width="3.609cm" svg:height="1.521cm" draw:transform="rotate (-1.5707963267949) translate (22.746cm 15.967cm)">
          <draw:text-box>
            <text:p text:style-name="P52"><text:span text:style-name="T13">-3 J/s</text:span></text:p>
          </draw:text-box>
        </draw:frame>
        <draw:frame draw:style-name="gr117" draw:text-style-name="P50" draw:layer="layout" svg:width="3.956cm" svg:height="1.521cm" svg:x="16.522cm" svg:y="11.995cm">
          <draw:text-box>
            <text:p text:style-name="P17"><text:span text:style-name="T13">+3 J/s</text:span></text:p>
          </draw:text-box>
        </draw:frame>
        <draw:frame draw:style-name="gr116" draw:text-style-name="P55" draw:layer="layout" svg:width="3.956cm" svg:height="1.521cm" svg:x="16.522cm" svg:y="13.699cm">
          <draw:text-box>
            <text:p text:style-name="P54"><text:span text:style-name="T13">–</text:span><text:span text:style-name="T13">3 J/s</text:span></text:p>
          </draw:text-box>
        </draw:frame>
        <draw:line draw:style-name="gr118" draw:text-style-name="P56" draw:layer="layout" svg:x1="15.406cm" svg:y1="5.482cm" svg:x2="7.25cm" svg:y2="2.507cm">
          <text:p text:style-name="P4"><text:span text:style-name="T11"/></text:p>
        </draw:line>
        <draw:path draw:style-name="gr119" draw:text-style-name="P57" draw:layer="layout" svg:width="9.673cm" svg:height="1.471cm" draw:transform="rotate (0.333532420056116) translate (2.60600337342765cm 4.45724675232205cm)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 text:style-name="P4"><text:span text:style-name="T11"/></text:p>
        </draw:path>
        <draw:frame draw:style-name="gr20" draw:text-style-name="P58" draw:layer="layout" svg:width="3.567cm" svg:height="1.377cm" draw:transform="rotate (-0.349763982099663) translate (12.456cm 2.905cm)">
          <draw:text-box>
            <text:p text:style-name="P11"><text:span text:style-name="T14">+5 J/s</text:span></text:p>
          </draw:text-box>
        </draw:frame>
        <draw:frame draw:style-name="gr114" draw:text-style-name="P59" draw:layer="layout" svg:width="3.448cm" svg:height="1.521cm" draw:transform="rotate (-0.349763982099663) translate (12.021cm 4.337cm)">
          <draw:text-box>
            <text:p text:style-name="P52"><text:span text:style-name="T14">–</text:span><text:span text:style-name="T14">5 J/s</text:span></text:p>
          </draw:text-box>
        </draw:frame>
        <draw:frame draw:style-name="gr120" draw:text-style-name="P60" draw:layer="layout" svg:width="3.81cm" svg:height="1.377cm" draw:transform="rotate (0.198269403026556) translate (2.363cm 3.174cm)">
          <draw:text-box>
            <text:p text:style-name="P17"><text:span text:style-name="T14">–</text:span><text:span text:style-name="T14">1 J/s</text:span></text:p>
          </draw:text-box>
        </draw:frame>
        <draw:frame draw:style-name="gr121" draw:text-style-name="P61" draw:layer="layout" svg:width="3.956cm" svg:height="1.377cm" draw:transform="rotate (0.198269403026556) translate (2.533cm 4.602cm)">
          <draw:text-box>
            <text:p text:style-name="P54"><text:span text:style-name="T14">+1 J/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path draw:style-name="gr122" draw:text-style-name="P32" draw:layer="layout" svg:width="7.366cm" svg:height="8.527cm" draw:transform="skewX (5.93005045969343E-017) rotate (-0.725358837128844) translate (17.3495482127998cm 3.8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8§display§\qty{-2}{J}§svg§600§TRUE§</svg:desc>
          <draw:path draw:style-name="gr77" draw:text-style-name="P33" draw:layer="layout" svg:width="0.9cm" svg:height="0.095cm" svg:x="15.204cm" svg:y="9.563cm" svg:viewBox="0 0 901 96" svg:d="M0 0c300 0 601 0 901 0 0 32 0 64 0 96-300 0-601 0-901 0 0-32 0-64 0-96z">
            <text:p/>
          </draw:path>
          <draw:path draw:style-name="gr77" draw:text-style-name="P33" draw:layer="layout" svg:width="0.761cm" svg:height="1.162cm" svg:x="16.244cm" svg:y="8.908cm" svg:viewBox="0 0 762 1163" svg:d="M762 1163c-5-39-5-53-5-77s0-38 5-76c-195 6-390 12-585 19 102-109 205-217 307-326 163-172 216-263 216-392 0-191-135-311-345-311-120 0-206 33-288 120-10 75-19 150-29 224 16 0 32 0 48 0 8-25 16-51 24-76 29-96 86-139 201-139 144 0 235 91 235 235 0 124-72 248-259 449-95 102-191 205-287 307 0 14 0 28 0 43 125-5 249-5 374-5 129 0 258 0 388 5z">
            <text:p/>
          </draw:path>
          <draw:path draw:style-name="gr77" draw:text-style-name="P33" draw:layer="layout" svg:width="0.545cm" svg:height="1.487cm" svg:x="17.408cm" svg:y="8.903cm" svg:viewBox="0 0 546 1488" svg:d="M546 53c0-18 0-35 0-53-81 5-165 5-249 5s-163 0-244-5c0 18 0 35 0 53 27 1 54 3 81 4 77 5 86 15 86 149 0 328 0 657 0 985 0 139-24 187-91 187-38 0-72-10-110-34-6 4-13 7-19 10 2 43 3 86 5 129 14 2 29 3 43 5 3 0 6 0 9 0 58 0 159-57 221-134 81-100 101-187 101-388 0-253 0-507 0-760 0-134 9-144 86-149 27-1 54-3 81-4z">
            <text:p/>
          </draw:path>
        </draw:g>
        <draw:line draw:style-name="gr123" draw:text-style-name="P1" draw:layer="layout" svg:x1="6.467cm" svg:y1="14.808cm" svg:x2="6.467cm" svg:y2="2.07cm">
          <text:p/>
        </draw:line>
        <draw:line draw:style-name="gr124" draw:text-style-name="P4" draw:layer="layout" svg:x1="4.986cm" svg:y1="15.165cm" svg:x2="10.178cm" svg:y2="15.165cm">
          <text:p/>
        </draw:line>
        <draw:measure draw:style-name="gr125" draw:text-style-name="P63" draw:layer="measurelines" svg:x1="6.487cm" svg:y1="2.021cm" svg:x2="23.3cm" svg:y2="2.021cm">
          <text:p text:style-name="P62"><text:span text:style-name="T15">1 m</text:span></text:p>
          <text:p text:style-name="P62"><text:span text:style-name="T16"/></text:p>
        </draw:measure>
        <draw:frame draw:style-name="gr20" draw:text-style-name="P64" draw:layer="layout" svg:width="3.131cm" svg:height="1.237cm" svg:x="6.956cm" svg:y="13.984cm">
          <draw:text-box>
            <text:p><text:span text:style-name="T17">1 m/s</text:span></text:p>
          </draw:text-box>
        </draw:frame>
        <draw:line draw:style-name="gr126" draw:text-style-name="P1" draw:layer="layout" svg:x1="4.118cm" svg:y1="14.757cm" svg:x2="6.187cm" svg:y2="14.757cm">
          <text:p/>
        </draw:line>
        <draw:line draw:style-name="gr126" draw:text-style-name="P1" draw:layer="layout" svg:x1="4.747cm" svg:y1="14.457cm" svg:x2="6.186cm" svg:y2="14.457cm">
          <text:p/>
        </draw:line>
        <draw:line draw:style-name="gr126" draw:text-style-name="P1" draw:layer="layout" svg:x1="5.43cm" svg:y1="14.157cm" svg:x2="6.185cm" svg:y2="14.157cm">
          <text:p/>
        </draw:line>
        <draw:line draw:style-name="gr126" draw:text-style-name="P1" draw:layer="layout" svg:x1="4.119cm" svg:y1="2.157cm" svg:x2="6.188cm" svg:y2="2.157cm">
          <text:p/>
        </draw:line>
        <draw:line draw:style-name="gr126" draw:text-style-name="P1" draw:layer="layout" svg:x1="4.748cm" svg:y1="2.457cm" svg:x2="6.187cm" svg:y2="2.457cm">
          <text:p/>
        </draw:line>
        <draw:line draw:style-name="gr126" draw:text-style-name="P1" draw:layer="layout" svg:x1="5.431cm" svg:y1="2.757cm" svg:x2="6.186cm" svg:y2="2.757cm">
          <text:p/>
        </draw:line>
        <draw:path draw:style-name="gr122" draw:text-style-name="P32" draw:layer="layout" svg:width="4.726cm" svg:height="7.093cm" draw:transform="rotate (-0.209788576089719) translate (9.66221574533667cm 2.73896747140415cm)" svg:viewBox="0 0 4727 7094" svg:d="M4722 3372c88-956-987-2562-1839-3233-851-671-1663 1276-1781 1722-117 447-1340 2670-1061 3564 280 894 769 1799 2000 1654s1097-864 1566-1879c469-1014 1028-873 1115-1828z">
          <text:p/>
        </draw:path>
        <draw:g draw:style-name="gr5">
          <svg:title>TexMaths</svg:title>
          <svg:desc>48§display§\qty{8}{J}§svg§600§TRUE§</svg:desc>
          <draw:path draw:style-name="gr77" draw:text-style-name="P33" draw:layer="layout" svg:width="0.727cm" svg:height="1.19cm" svg:x="10.253cm" svg:y="6.089cm" svg:viewBox="0 0 728 1191" svg:d="M728 809c0-134-63-206-254-292 153-106 206-173 206-273 0-148-120-244-297-244-201 0-345 129-345 306 0 110 43 177 192 273-72 29-96 48-134 86-62 62-96 139-96 225 0 172 139 301 326 301 220 0 402-172 402-382zM594 880c0 144-106 254-245 254-138 0-234-101-234-258 0-125 53-201 172-273 46 19 93 38 139 57 105 48 168 129 168 220zM565 258c0 96-43 163-153 235-31-16-61-32-91-48-106-53-158-120-158-201 0-110 81-187 201-187 119 0 201 82 201 201z">
            <text:p/>
          </draw:path>
          <draw:path draw:style-name="gr77" draw:text-style-name="P33" draw:layer="layout" svg:width="0.545cm" svg:height="1.487cm" svg:x="11.387cm" svg:y="6.084cm" svg:viewBox="0 0 546 1488" svg:d="M546 53c0-18 0-35 0-53-82 5-165 5-249 5s-158 0-244-5c0 18 0 35 0 53 27 1 54 3 81 4 77 5 86 15 86 149 0 328 0 657 0 985 0 139-24 187-91 187-38 0-72-10-110-34-6 4-13 7-19 10 3 43 6 86 10 129 12 2 25 3 38 5 3 0 6 0 9 0 58 0 158-57 221-134 81-100 100-187 100-388 0-253 0-507 0-760 0-134 10-144 86-149 27-1 55-3 82-4z">
            <text:p/>
          </draw:path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g draw:style-name="gr5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line draw:style-name="gr127" draw:text-style-name="P4" draw:layer="layout" svg:x1="6.673cm" svg:y1="1.54cm" svg:x2="5.565cm" svg:y2="0.31cm">
            <text:p/>
          </draw:line>
          <draw:line draw:style-name="gr127" draw:text-style-name="P4" draw:layer="layout" svg:x1="6.79cm" svg:y1="2.353cm" svg:x2="5.682cm" svg:y2="1.123cm">
            <text:p/>
          </draw:line>
          <draw:line draw:style-name="gr127" draw:text-style-name="P4" draw:layer="layout" svg:x1="7.107cm" svg:y1="3.266cm" svg:x2="5.999cm" svg:y2="2.036cm">
            <text:p/>
          </draw:line>
          <draw:line draw:style-name="gr127" draw:text-style-name="P4" draw:layer="layout" svg:x1="7.524cm" svg:y1="4.279cm" svg:x2="6.416cm" svg:y2="3.049cm">
            <text:p/>
          </draw:line>
          <draw:line draw:style-name="gr127" draw:text-style-name="P4" draw:layer="layout" svg:x1="8.241cm" svg:y1="5.792cm" svg:x2="7.133cm" svg:y2="4.562cm">
            <text:p/>
          </draw:line>
          <draw:line draw:style-name="gr127" draw:text-style-name="P4" draw:layer="layout" svg:x1="7.958cm" svg:y1="6.405cm" svg:x2="6.85cm" svg:y2="5.175cm">
            <text:p/>
          </draw:line>
          <draw:line draw:style-name="gr127" draw:text-style-name="P4" draw:layer="layout" svg:x1="7.375cm" svg:y1="6.818cm" svg:x2="6.267cm" svg:y2="5.588cm">
            <text:p/>
          </draw:line>
          <draw:line draw:style-name="gr127" draw:text-style-name="P4" draw:layer="layout" svg:x1="6.592cm" svg:y1="6.931cm" svg:x2="5.484cm" svg:y2="5.701cm">
            <text:p/>
          </draw:line>
        </draw:g>
        <draw:g draw:style-name="gr5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127" draw:text-style-name="P4" draw:layer="layout" svg:x1="9.191cm" svg:y1="14.453cm" svg:x2="8.083cm" svg:y2="13.223cm">
            <text:p/>
          </draw:line>
          <draw:line draw:style-name="gr127" draw:text-style-name="P4" draw:layer="layout" svg:x1="9.308cm" svg:y1="15.266cm" svg:x2="8.2cm" svg:y2="14.036cm">
            <text:p/>
          </draw:line>
          <draw:line draw:style-name="gr127" draw:text-style-name="P4" draw:layer="layout" svg:x1="9.625cm" svg:y1="16.179cm" svg:x2="8.517cm" svg:y2="14.949cm">
            <text:p/>
          </draw:line>
          <draw:line draw:style-name="gr127" draw:text-style-name="P4" draw:layer="layout" svg:x1="10.042cm" svg:y1="17.192cm" svg:x2="8.934cm" svg:y2="15.962cm">
            <text:p/>
          </draw:line>
          <draw:line draw:style-name="gr127" draw:text-style-name="P4" draw:layer="layout" svg:x1="10.459cm" svg:y1="18.505cm" svg:x2="9.351cm" svg:y2="17.275cm">
            <text:p/>
          </draw:line>
          <draw:line draw:style-name="gr127" draw:text-style-name="P4" draw:layer="layout" svg:x1="10.576cm" svg:y1="19.418cm" svg:x2="9.468cm" svg:y2="18.188cm">
            <text:p/>
          </draw:line>
          <draw:line draw:style-name="gr127" draw:text-style-name="P4" draw:layer="layout" svg:x1="10.393cm" svg:y1="20.131cm" svg:x2="9.285cm" svg:y2="18.901cm">
            <text:p/>
          </draw:line>
          <draw:line draw:style-name="gr127" draw:text-style-name="P4" draw:layer="layout" svg:x1="9.81cm" svg:y1="20.644cm" svg:x2="8.702cm" svg:y2="19.414cm">
            <text:p/>
          </draw:lin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5" draw:text-style-name="P30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87" draw:text-style-name="P65" draw:layer="layout" svg:width="0.951cm" svg:height="0.992cm" svg:x="20.87cm" svg:y="3.703cm">
          <draw:text-box>
            <text:p><text:span text:style-name="T18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2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g draw:style-name="gr5">
          <draw:path draw:style-name="gr79" draw:text-style-name="P1" draw:layer="layout" svg:width="5.555cm" svg:height="5.432cm" draw:transform="skewX (0.00174532925199433) rotate (-2.41518661890975) translate (6.34215621574109cm 4.72924397085456cm)" svg:viewBox="0 0 5556 5433" svg:d="M0 5433c730-1096 1489-1926 1421-2671-68-746-255-1881 513-2349 768-467 3516-902 3622 871">
            <text:p/>
          </draw:path>
          <draw:line draw:style-name="gr127" draw:text-style-name="P4" draw:layer="layout" svg:x1="2.273cm" svg:y1="1.777cm" svg:x2="1.165cm" svg:y2="0.547cm">
            <text:p/>
          </draw:line>
          <draw:line draw:style-name="gr127" draw:text-style-name="P4" draw:layer="layout" svg:x1="2.39cm" svg:y1="2.59cm" svg:x2="1.282cm" svg:y2="1.36cm">
            <text:p/>
          </draw:line>
          <draw:line draw:style-name="gr127" draw:text-style-name="P4" draw:layer="layout" svg:x1="2.707cm" svg:y1="3.503cm" svg:x2="1.599cm" svg:y2="2.273cm">
            <text:p/>
          </draw:line>
          <draw:line draw:style-name="gr127" draw:text-style-name="P4" draw:layer="layout" svg:x1="3.124cm" svg:y1="4.516cm" svg:x2="2.016cm" svg:y2="3.286cm">
            <text:p/>
          </draw:line>
          <draw:line draw:style-name="gr127" draw:text-style-name="P4" draw:layer="layout" svg:x1="3.841cm" svg:y1="6.029cm" svg:x2="2.733cm" svg:y2="4.799cm">
            <text:p/>
          </draw:line>
          <draw:line draw:style-name="gr127" draw:text-style-name="P4" draw:layer="layout" svg:x1="3.558cm" svg:y1="6.642cm" svg:x2="2.45cm" svg:y2="5.412cm">
            <text:p/>
          </draw:line>
          <draw:line draw:style-name="gr127" draw:text-style-name="P4" draw:layer="layout" svg:x1="2.975cm" svg:y1="7.055cm" svg:x2="1.867cm" svg:y2="5.825cm">
            <text:p/>
          </draw:line>
          <draw:line draw:style-name="gr127" draw:text-style-name="P4" draw:layer="layout" svg:x1="2.192cm" svg:y1="7.168cm" svg:x2="1.084cm" svg:y2="5.938cm">
            <text:p/>
          </draw:line>
        </draw:g>
        <draw:g draw:style-name="gr5">
          <draw:path draw:style-name="gr79" draw:text-style-name="P1" draw:layer="layout" svg:width="5.555cm" svg:height="5.432cm" draw:transform="skewX (0.00174532925199433) rotate (-2.41518661890975) translate (17.3471562157411cm 4.70887315018586cm)" svg:viewBox="0 0 5556 5433" svg:d="M0 5433c730-1096 1489-1926 1421-2671-68-746-255-1881 513-2349 768-467 3516-902 3622 871">
            <text:p/>
          </draw:path>
          <draw:line draw:style-name="gr127" draw:text-style-name="P4" draw:layer="layout" svg:x1="15.796cm" svg:y1="1.852cm" svg:x2="14.688cm" svg:y2="0.622cm">
            <text:p/>
          </draw:line>
          <draw:line draw:style-name="gr127" draw:text-style-name="P4" draw:layer="layout" svg:x1="15.913cm" svg:y1="2.665cm" svg:x2="14.805cm" svg:y2="1.435cm">
            <text:p/>
          </draw:line>
          <draw:line draw:style-name="gr127" draw:text-style-name="P4" draw:layer="layout" svg:x1="16.23cm" svg:y1="3.578cm" svg:x2="15.122cm" svg:y2="2.348cm">
            <text:p/>
          </draw:line>
          <draw:line draw:style-name="gr127" draw:text-style-name="P4" draw:layer="layout" svg:x1="16.647cm" svg:y1="4.591cm" svg:x2="15.539cm" svg:y2="3.361cm">
            <text:p/>
          </draw:line>
          <draw:line draw:style-name="gr127" draw:text-style-name="P4" draw:layer="layout" svg:x1="17.064cm" svg:y1="5.904cm" svg:x2="15.956cm" svg:y2="4.674cm">
            <text:p/>
          </draw:line>
          <draw:line draw:style-name="gr127" draw:text-style-name="P4" draw:layer="layout" svg:x1="17.181cm" svg:y1="6.817cm" svg:x2="16.073cm" svg:y2="5.587cm">
            <text:p/>
          </draw:line>
          <draw:line draw:style-name="gr127" draw:text-style-name="P4" draw:layer="layout" svg:x1="16.998cm" svg:y1="7.53cm" svg:x2="15.89cm" svg:y2="6.3cm">
            <text:p/>
          </draw:line>
          <draw:line draw:style-name="gr127" draw:text-style-name="P4" draw:layer="layout" svg:x1="16.415cm" svg:y1="8.043cm" svg:x2="15.307cm" svg:y2="6.813cm">
            <text:p/>
          </draw:line>
        </draw:g>
        <draw:custom-shape draw:style-name="gr83" draw:text-style-name="P36" draw:layer="layout" svg:width="0.932cm" svg:height="3.107cm" draw:transform="rotate (1.5707963267949) translate (7.324cm 4.7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7.651cm" svg:y="3.099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278cm" svg:y="3.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119cm" svg:y="3.049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9.841cm" svg:y="3.099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79" draw:text-style-name="P1" draw:layer="layout" svg:width="5.555cm" svg:height="5.432cm" draw:transform="skewX (0.00174532925199427) rotate (-2.41518661890975) translate (6.36515621574108cm 14.7918731501858cm)" svg:viewBox="0 0 5556 5433" svg:d="M0 5433c730-1096 1489-1926 1421-2671-68-746-255-1881 513-2349 768-467 3516-902 3622 871">
            <text:p/>
          </draw:path>
          <draw:line draw:style-name="gr128" draw:text-style-name="P4" draw:layer="layout" svg:x1="3.706cm" svg:y1="10.705cm" svg:x2="4.814cm" svg:y2="11.935cm">
            <text:p/>
          </draw:line>
          <draw:line draw:style-name="gr128" draw:text-style-name="P4" draw:layer="layout" svg:x1="3.823cm" svg:y1="11.518cm" svg:x2="4.931cm" svg:y2="12.748cm">
            <text:p/>
          </draw:line>
          <draw:line draw:style-name="gr128" draw:text-style-name="P4" draw:layer="layout" svg:x1="4.14cm" svg:y1="12.431cm" svg:x2="5.248cm" svg:y2="13.661cm">
            <text:p/>
          </draw:line>
          <draw:line draw:style-name="gr128" draw:text-style-name="P4" draw:layer="layout" svg:x1="4.557cm" svg:y1="13.444cm" svg:x2="5.665cm" svg:y2="14.674cm">
            <text:p/>
          </draw:line>
          <draw:line draw:style-name="gr128" draw:text-style-name="P4" draw:layer="layout" svg:x1="4.974cm" svg:y1="14.757cm" svg:x2="6.082cm" svg:y2="15.987cm">
            <text:p/>
          </draw:line>
          <draw:line draw:style-name="gr128" draw:text-style-name="P4" draw:layer="layout" svg:x1="5.091cm" svg:y1="15.67cm" svg:x2="6.199cm" svg:y2="16.9cm">
            <text:p/>
          </draw:line>
          <draw:line draw:style-name="gr128" draw:text-style-name="P4" draw:layer="layout" svg:x1="4.908cm" svg:y1="16.383cm" svg:x2="6.016cm" svg:y2="17.613cm">
            <text:p/>
          </draw:line>
          <draw:line draw:style-name="gr128" draw:text-style-name="P4" draw:layer="layout" svg:x1="4.325cm" svg:y1="16.896cm" svg:x2="5.433cm" svg:y2="18.126cm">
            <text:p/>
          </draw:line>
        </draw:g>
        <draw:custom-shape draw:style-name="gr83" draw:text-style-name="P36" draw:layer="layout" svg:width="0.932cm" svg:height="3.107cm" draw:transform="rotate (1.5707963267949) translate (7.324cm 14.78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7.651cm" svg:y="13.082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278cm" svg:y="13.183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119cm" svg:y="13.032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9.841cm" svg:y="13.082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79" draw:text-style-name="P1" draw:layer="layout" svg:width="5.555cm" svg:height="5.432cm" draw:transform="skewX (0.00174532925199427) rotate (-2.41518661890975) translate (17.3611562157411cm 14.6882439708545cm)" svg:viewBox="0 0 5556 5433" svg:d="M0 5433c730-1096 1489-1926 1421-2671-68-746-255-1881 513-2349 768-467 3516-902 3622 871">
            <text:p/>
          </draw:path>
          <draw:line draw:style-name="gr128" draw:text-style-name="P4" draw:layer="layout" svg:x1="12.184cm" svg:y1="10.506cm" svg:x2="13.292cm" svg:y2="11.736cm">
            <text:p/>
          </draw:line>
          <draw:line draw:style-name="gr128" draw:text-style-name="P4" draw:layer="layout" svg:x1="12.301cm" svg:y1="11.319cm" svg:x2="13.409cm" svg:y2="12.549cm">
            <text:p/>
          </draw:line>
          <draw:line draw:style-name="gr128" draw:text-style-name="P4" draw:layer="layout" svg:x1="12.618cm" svg:y1="12.232cm" svg:x2="13.726cm" svg:y2="13.462cm">
            <text:p/>
          </draw:line>
          <draw:line draw:style-name="gr128" draw:text-style-name="P4" draw:layer="layout" svg:x1="13.035cm" svg:y1="13.245cm" svg:x2="14.143cm" svg:y2="14.475cm">
            <text:p/>
          </draw:line>
          <draw:line draw:style-name="gr128" draw:text-style-name="P4" draw:layer="layout" svg:x1="13.752cm" svg:y1="14.758cm" svg:x2="14.86cm" svg:y2="15.988cm">
            <text:p/>
          </draw:line>
          <draw:line draw:style-name="gr128" draw:text-style-name="P4" draw:layer="layout" svg:x1="13.469cm" svg:y1="15.371cm" svg:x2="14.577cm" svg:y2="16.601cm">
            <text:p/>
          </draw:line>
          <draw:line draw:style-name="gr128" draw:text-style-name="P4" draw:layer="layout" svg:x1="12.886cm" svg:y1="15.784cm" svg:x2="13.994cm" svg:y2="17.014cm">
            <text:p/>
          </draw:line>
          <draw:line draw:style-name="gr128" draw:text-style-name="P4" draw:layer="layout" svg:x1="12.103cm" svg:y1="15.897cm" svg:x2="13.211cm" svg:y2="17.127cm">
            <text:p/>
          </draw:line>
        </draw:g>
        <draw:line draw:style-name="gr108" draw:text-style-name="P4" draw:layer="layout" svg:x1="25.423cm" svg:y1="9.808cm" svg:x2="23.203cm" svg:y2="7.344cm">
          <text:p/>
        </draw:line>
        <draw:line draw:style-name="gr109" draw:text-style-name="P4" draw:layer="layout" svg:x1="20.884cm" svg:y1="10.508cm" svg:x2="23.104cm" svg:y2="12.972cm">
          <text:p/>
        </draw:line>
        <draw:path draw:style-name="gr79" draw:text-style-name="P1" draw:layer="layout" svg:width="6.451cm" svg:height="6.308cm" draw:transform="skewX (0.00174532925199429) rotate (-2.41518661890975) translate (26.4686684528665cm 10.728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6}{N}§svg§600§TRUE§</svg:desc>
          <draw:path draw:style-name="gr77" draw:text-style-name="P33" draw:layer="layout" svg:width="0.671cm" svg:height="1.091cm" svg:x="24.228cm" svg:y="7.10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77" draw:text-style-name="P33" draw:layer="layout" svg:width="1.225cm" svg:height="1.095cm" svg:x="25.322cm" svg:y="7.09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9.568cm" svg:y="12.10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0.662cm" svg:y="12.10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29" draw:text-style-name="P4" draw:layer="layout" svg:x1="20.861cm" svg:y1="17.49cm" svg:x2="23.081cm" svg:y2="19.954cm">
          <text:p/>
        </draw:line>
        <draw:line draw:style-name="gr130" draw:text-style-name="P4" draw:layer="layout" svg:x1="26.055cm" svg:y1="18.928cm" svg:x2="23.835cm" svg:y2="16.464cm">
          <text:p/>
        </draw:line>
        <draw:line draw:style-name="gr131" draw:text-style-name="P4" draw:layer="layout" svg:x1="17.821cm" svg:y1="17.45cm" svg:x2="20.041cm" svg:y2="19.914cm">
          <text:p/>
        </draw:line>
        <presentation:notes draw:style-name="dp2">
          <draw:page-thumbnail draw:style-name="gr7" draw:layer="layout" svg:width="21.219cm" svg:height="10.476cm" svg:x="0.185cm" svg:y="2.123cm" draw:page-number="23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path draw:style-name="gr132" draw:text-style-name="P66" draw:layer="layout" svg:width="7.366cm" svg:height="8.527cm" draw:transform="skewX (5.93005045969343E-017) rotate (-0.725358837128844) translate (7.232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+2}{mol/s}§svg§600§TRUE§</svg:desc>
          <draw:path draw:style-name="gr77" draw:text-style-name="P33" draw:layer="layout" svg:width="0.577cm" svg:height="0.576cm" draw:transform="rotate (0.436332312998582) translate (7.02015744856362cm 9.68362079156523cm)" svg:viewBox="0 0 578 577" svg:d="M578 317c0-19 0-38 0-57-87 0-174 0-260 0 0-87 0-173 0-260-19 0-39 0-58 0 0 87 0 173 0 260-87 0-173 0-260 0 0 19 0 38 0 57 87 0 173 0 260 0 0 87 0 173 0 260 19 0 39 0 58 0 0-87 0-173 0-260 86 0 173 0 260 0z">
            <text:p/>
          </draw:path>
          <draw:path draw:style-name="gr77" draw:text-style-name="P33" draw:layer="layout" svg:width="0.477cm" svg:height="0.733cm" draw:transform="rotate (0.436332312998582) translate (7.55440030892853cm 9.26115733459039cm)" svg:viewBox="0 0 478 734" svg:d="M478 734c0-21 0-33 0-48 0-12 0-24 0-46-122 4-244 7-366 10 65-69 129-137 194-206 103-109 133-166 133-245 0-123-82-199-218-199-76 0-127 21-179 76-6 48-12 96-18 145 10 0 20 0 30 0 5-18 9-35 13-52 18-60 57-87 127-87 90 0 151 57 151 148 0 78-45 157-166 284-60 64-119 129-179 193 0 9 0 18 0 27 79-3 157-3 236-3 82 0 163 0 242 3z">
            <text:p/>
          </draw:path>
          <draw:path draw:style-name="gr77" draw:text-style-name="P33" draw:layer="layout" svg:width="0.907cm" svg:height="0.497cm" draw:transform="rotate (0.436332312998582) translate (8.34787721569415cm 9.15116585620452cm)" svg:viewBox="0 0 908 498" svg:d="M908 498c0-10 0-20 0-30-17-1-34-2-52-3-36-3-39-12-39-78 0-73 0-145 0-218 0-106-60-169-157-169-40 0-70 9-88 24-27 24-55 49-82 73-33-70-78-97-151-97-39 0-70 9-88 24-24 23-48 46-72 70 0-31 0-61 0-91-3-1-7-2-10-3-54 21-108 36-166 42 0 10 0 20 0 31 13 0 26 0 39 0 43 0 46 6 46 75 0 80 0 159 0 239 0 66-3 75-40 78-16 1-32 2-48 3 0 10 0 20 0 30 45-3 91-3 136-3 43 0 85 0 127 3 0-10 0-20 0-30-15-1-30-2-45-3-36-3-39-12-39-78 0-75 0-149 0-224 0-48 69-100 133-100 57 0 97 55 97 133 0 64 0 127 0 191 0 66-3 75-40 78-16 1-32 2-48 3 0 10 0 20 0 30 45-3 88-3 133-3s88 0 133 3c0-10 0-20 0-30-16-1-32-2-48-3-37-3-40-12-40-78 0-75 0-149 0-224 0-48 70-100 133-100 58 0 97 55 97 133 0 101 0 202 0 302 28-3 55-3 85-3s61 0 94 3z">
            <text:p/>
          </draw:path>
          <draw:path draw:style-name="gr77" draw:text-style-name="P33" draw:layer="layout" svg:width="0.51cm" svg:height="0.516cm" draw:transform="rotate (0.436332312998582) translate (9.21454930228213cm 8.74703002511937cm)" svg:viewBox="0 0 511 517" svg:d="M511 245c0-142-102-245-248-245-157 0-263 109-263 266 0 148 94 251 233 251 163 0 278-112 278-272zM415 284c0 121-55 196-143 196-103 0-172-99-172-250 0-127 48-197 142-197 100 0 173 106 173 251z">
            <text:p/>
          </draw:path>
          <draw:path draw:style-name="gr77" draw:text-style-name="P33" draw:layer="layout" svg:width="0.265cm" svg:height="0.772cm" draw:transform="rotate (0.436332312998582) translate (9.61397517847038cm 8.25742632041143cm)" svg:viewBox="0 0 266 773" svg:d="M266 773c0-10 0-20 0-30-16-1-32-2-48-3-36-3-39-12-39-78 0-218 0-435 0-653-4-3-9-6-13-9-45 18-81 27-163 39 0 10 0 20 0 30 19 0 38 0 58 0 21 0 27 13 27 46 0 182 0 364 0 547 0 66-3 75-40 78-16 1-32 2-48 3 0 10 0 20 0 30 45-3 88-3 133-3 46 0 88 0 133 3z">
            <text:p/>
          </draw:path>
          <draw:path draw:style-name="gr77" draw:text-style-name="P33" draw:layer="layout" svg:width="0.374cm" svg:height="0.999cm" draw:transform="rotate (0.436332312998582) translate (9.92847924123594cm 8.0941031751276cm)" svg:viewBox="0 0 375 1000" svg:d="M0 1000c20 0 40 0 61 0 104-333 209-667 314-1000-19 0-38 0-57 0-106 333-212 667-318 1000z">
            <text:p/>
          </draw:path>
          <draw:path draw:style-name="gr77" draw:text-style-name="P33" draw:layer="layout" svg:width="0.383cm" svg:height="0.516cm" draw:transform="rotate (0.436332312998582) translate (10.4843884671246cm 8.15489429792817cm)" svg:viewBox="0 0 384 517" svg:d="M384 338c0-33-9-57-30-78-27-27-63-39-154-58-88-15-118-36-118-87 0-52 39-82 103-82 72 0 124 36 124 88 0 8 0 16 0 24 10 0 20 0 30 0 3-60 3-88 6-121-58-18-94-24-139-24-121 0-197 57-197 151 0 51 21 88 73 112 27 12 84 27 157 45 45 9 67 30 67 73 0 57-55 96-127 96-79 0-134-36-134-90 0-14 0-28 0-43-11 0-22 0-33 0 0 73-3 106-12 148 54 19 97 25 145 25 139 0 239-73 239-179z">
            <text:p/>
          </draw:path>
        </draw:g>
        <draw:g draw:style-name="gr5">
          <svg:title>TexMaths</svg:title>
          <svg:desc>44§display§\qty{-2}{mol/s}§svg§600§TRUE§</svg:desc>
          <draw:path draw:style-name="gr14" draw:text-style-name="P7" draw:layer="layout" svg:width="0.567cm" svg:height="0.062cm" draw:transform="rotate (0.436332312998582) translate (9.2984303076641cm 10.8323208887531cm)" svg:viewBox="0 0 568 63" svg:d="M0 0c189 0 379 0 568 0 0 21 0 42 0 63-189 0-379 0-568 0 0-21 0-42 0-63z">
            <text:p/>
          </draw:path>
          <draw:path draw:style-name="gr14" draw:text-style-name="P7" draw:layer="layout" svg:width="0.476cm" svg:height="0.733cm" draw:transform="rotate (0.436332312998582) translate (9.72040187145276cm 10.1788630281411cm)" svg:viewBox="0 0 477 734" svg:d="M477 734c0-21 0-33 0-48 0-12 0-24 0-46-122 4-243 7-365 10 64-69 129-137 193-206 103-109 133-166 133-245 0-123-82-199-217-199-76 0-127 21-179 76-6 48-12 96-18 145 10 0 20 0 30 0 4-18 8-35 12-52 19-60 58-87 127-87 91 0 151 57 151 148 0 78-45 157-166 284-59 64-119 129-178 193 0 9 0 18 0 27 79-3 157-3 236-3 81 0 163 0 241 3z">
            <text:p/>
          </draw:path>
          <draw:path draw:style-name="gr14" draw:text-style-name="P7" draw:layer="layout" svg:width="0.905cm" svg:height="0.497cm" draw:transform="rotate (0.436332312998582) translate (10.5127178510042cm 10.0694128990057cm)" svg:viewBox="0 0 906 498" svg:d="M906 498c0-10 0-20 0-30-17-1-34-2-51-3-36-3-39-12-39-78 0-73 0-145 0-218 0-106-61-169-157-169-40 0-70 9-88 24-27 24-54 49-82 73-33-70-78-97-151-97-39 0-69 9-87 24-24 23-49 46-73 70 0-31 0-61 0-91-3-1-6-2-9-3-54 21-109 36-166 42 0 10 0 20 0 31 13 0 26 0 39 0 43 0 46 6 46 75 0 80 0 159 0 239 0 66-3 75-40 78-16 1-32 2-48 3 0 10 0 20 0 30 45-3 91-3 136-3 42 0 85 0 127 3 0-10 0-20 0-30-15-1-30-2-45-3-37-3-40-12-40-78 0-75 0-149 0-224 0-48 70-100 133-100 58 0 97 55 97 133 0 64 0 127 0 191 0 66-3 75-39 78-17 1-33 2-49 3 0 10 0 20 0 30 46-3 88-3 133-3s88 0 133 3c0-10 0-20 0-30-16-1-32-2-48-3-36-3-40-12-40-78 0-75 0-149 0-224 0-48 70-100 133-100 58 0 97 55 97 133 0 101 0 202 0 302 27-3 54-3 85-3 30 0 60 0 93 3z">
            <text:p/>
          </draw:path>
          <draw:path draw:style-name="gr14" draw:text-style-name="P7" draw:layer="layout" svg:width="0.51cm" svg:height="0.516cm" draw:transform="rotate (0.436332312998582) translate (11.3779399257358cm 9.66595321955366cm)" svg:viewBox="0 0 511 517" svg:d="M511 245c0-142-103-245-248-245-157 0-263 109-263 266 0 148 94 251 233 251 163 0 278-112 278-272zM414 284c0 121-54 196-142 196-103 0-172-99-172-250 0-127 48-197 142-197 99 0 172 106 172 251z">
            <text:p/>
          </draw:path>
          <draw:path draw:style-name="gr14" draw:text-style-name="P7" draw:layer="layout" svg:width="0.265cm" svg:height="0.772cm" draw:transform="rotate (0.436332312998582) translate (11.7765031366423cm 9.17675178227298cm)" svg:viewBox="0 0 266 773" svg:d="M266 773c0-10 0-20 0-30-16-1-32-2-48-3-37-3-40-12-40-78 0-218 0-435 0-653-4-3-8-6-12-9-45 18-81 27-163 39 0 10 0 20 0 30 19 0 38 0 57 0 22 0 28 13 28 46 0 182 0 364 0 547 0 66-3 75-40 78-16 1-32 2-48 3 0 10 0 20 0 30 45-3 88-3 133-3s88 0 133 3z">
            <text:p/>
          </draw:path>
          <draw:path draw:style-name="gr14" draw:text-style-name="P7" draw:layer="layout" svg:width="0.374cm" svg:height="0.999cm" draw:transform="rotate (0.436332312998582) translate (12.0904703279294cm 9.013678984271cm)" svg:viewBox="0 0 375 1000" svg:d="M0 1000c20 0 40 0 60 0 105-333 210-667 315-1000-20 0-39 0-58 0-106 333-211 667-317 1000z">
            <text:p/>
          </draw:path>
          <draw:path draw:style-name="gr14" draw:text-style-name="P7" draw:layer="layout" svg:width="0.383cm" svg:height="0.516cm" draw:transform="rotate (0.436332312998582) translate (12.6456545478899cm 9.07480818288813cm)" svg:viewBox="0 0 384 517" svg:d="M384 338c0-33-9-57-31-78-27-27-63-39-154-58-87-15-117-36-117-87 0-52 39-82 102-82 73 0 124 36 124 88 0 8 0 16 0 24 10 0 20 0 30 0 3-60 3-88 6-121-57-18-93-24-139-24-120 0-196 57-196 151 0 51 21 88 73 112 27 12 84 27 157 45 45 9 66 30 66 73 0 57-54 96-127 96-78 0-133-36-133-90 0-14 0-28 0-43-11 0-22 0-33 0 0 73-3 106-12 148 54 19 97 25 145 25 139 0 239-73 239-179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63" draw:text-style-name="P1" draw:layer="layout" svg:width="10.41cm" svg:height="16.312cm" svg:x="9.455cm" svg:y="2.645cm">
          <draw:image xlink:href="Pictures/1000000000000078000000BCFA968D18.png" xlink:type="simple" xlink:show="embed" xlink:actuate="onLoad" draw:mime-type="image/png">
            <text:p/>
          </draw:image>
        </draw:frame>
        <draw:custom-shape draw:style-name="gr133" draw:text-style-name="P67" draw:layer="layout" svg:width="5.021cm" svg:height="1.068cm" svg:x="18.659cm" svg:y="7.617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2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63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g draw:style-name="gr26">
          <draw:custom-shape draw:style-name="gr134" draw:text-style-name="P30" draw:layer="layout" svg:width="2.625cm" svg:height="1.259cm" svg:x="16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0" draw:layer="layout" svg:width="2.625cm" svg:height="1.259cm" svg:x="13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0" draw:layer="layout" svg:width="2.625cm" svg:height="1.259cm" svg:x="10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5" draw:text-style-name="P4" draw:layer="layout" svg:width="6.919cm" svg:height="0.463cm" svg:x="11.454cm" svg:y="8.322cm" svg:viewBox="0 0 6920 464" svg:d="M0 464c0 0 709-464 3059-464 2349 0 3861 427 3861 427">
          <text:p/>
        </draw:path>
        <draw:g draw:style-name="gr26">
          <draw:custom-shape draw:style-name="gr136" draw:text-style-name="P31" draw:layer="layout" svg:width="2.625cm" svg:height="1.259cm" svg:x="8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6" draw:text-style-name="P31" draw:layer="layout" svg:width="2.625cm" svg:height="1.259cm" svg:x="11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6" draw:text-style-name="P31" draw:layer="layout" svg:width="2.625cm" svg:height="1.259cm" svg:x="14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5" draw:text-style-name="P4" draw:layer="layout" svg:width="6.919cm" svg:height="0.463cm" draw:transform="rotate (-3.14159265358979) translate (16.774cm 13.893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2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63" draw:text-style-name="P1" draw:layer="layout" svg:width="23.679cm" svg:height="11.164cm" svg:x="3.512cm" svg:y="5.076cm">
          <draw:image xlink:href="Pictures/10000000000006FE0000034CA06E5D38.png" xlink:type="simple" xlink:show="embed" xlink:actuate="onLoad" draw:mime-type="image/png">
            <text:p/>
          </draw:image>
        </draw:frame>
        <draw:custom-shape draw:style-name="gr137" draw:text-style-name="P67" draw:layer="layout" svg:width="8.929cm" svg:height="1.899cm" svg:x="11.829cm" svg:y="8.21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2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63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6">
          <draw:custom-shape draw:style-name="gr136" draw:text-style-name="P31" draw:layer="layout" svg:width="2.625cm" svg:height="1.259cm" svg:x="11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6" draw:text-style-name="P31" draw:layer="layout" svg:width="2.625cm" svg:height="1.259cm" svg:x="14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6" draw:text-style-name="P31" draw:layer="layout" svg:width="2.625cm" svg:height="1.259cm" svg:x="17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5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6">
          <draw:custom-shape draw:style-name="gr134" draw:text-style-name="P30" draw:layer="layout" svg:width="2.625cm" svg:height="1.259cm" svg:x="19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0" draw:layer="layout" svg:width="2.625cm" svg:height="1.259cm" svg:x="16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0" draw:layer="layout" svg:width="2.625cm" svg:height="1.259cm" svg:x="13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5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g draw:style-name="gr26">
          <draw:custom-shape draw:style-name="gr134" draw:text-style-name="P30" draw:layer="layout" svg:width="2.625cm" svg:height="1.259cm" svg:x="11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0" draw:layer="layout" svg:width="2.625cm" svg:height="1.259cm" svg:x="14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0" draw:layer="layout" svg:width="2.625cm" svg:height="1.259cm" svg:x="17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5" draw:text-style-name="P4" draw:layer="layout" svg:width="6.919cm" svg:height="0.463cm" svg:x="12.354cm" svg:y="8.523cm" svg:viewBox="0 0 6920 464" svg:d="M0 464c0 0 709-464 3059-464 2349 0 3861 427 3861 427">
          <text:p/>
        </draw:path>
        <draw:g draw:style-name="gr26">
          <draw:custom-shape draw:style-name="gr136" draw:text-style-name="P31" draw:layer="layout" svg:width="2.625cm" svg:height="1.259cm" svg:x="15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6" draw:text-style-name="P31" draw:layer="layout" svg:width="2.625cm" svg:height="1.259cm" svg:x="12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6" draw:text-style-name="P31" draw:layer="layout" svg:width="2.625cm" svg:height="1.259cm" svg:x="9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5" draw:text-style-name="P4" draw:layer="layout" svg:width="6.919cm" svg:height="0.463cm" draw:transform="rotate (-3.14159265358979) translate (17.674cm 14.094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2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63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38" draw:text-style-name="P68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g draw:style-name="gr26">
          <draw:custom-shape draw:style-name="gr139" draw:text-style-name="P31" draw:layer="layout" svg:width="2.5cm" svg:height="0.819cm" svg:x="17.512cm" svg:y="10.33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9" draw:text-style-name="P31" draw:layer="layout" svg:width="2.5cm" svg:height="0.819cm" svg:x="17.512cm" svg:y="11.56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9" draw:text-style-name="P31" draw:layer="layout" svg:width="2.5cm" svg:height="0.819cm" svg:x="17.512cm" svg:y="12.806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0" draw:text-style-name="P4" draw:layer="layout" svg:width="3.973cm" svg:height="0.463cm" draw:transform="rotate (1.5707963267949) translate (16.902cm 13.97cm)" svg:viewBox="0 0 3974 464" svg:d="M0 464c0 0 407-464 1757-464 1349 0 2217 427 2217 427">
          <text:p/>
        </draw:path>
        <draw:g draw:style-name="gr26">
          <draw:custom-shape draw:style-name="gr141" draw:text-style-name="P30" draw:layer="layout" svg:width="2.5cm" svg:height="0.819cm" svg:x="12.763cm" svg:y="12.809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1" draw:text-style-name="P30" draw:layer="layout" svg:width="2.5cm" svg:height="0.819cm" svg:x="12.763cm" svg:y="11.575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1" draw:text-style-name="P30" draw:layer="layout" svg:width="2.5cm" svg:height="0.819cm" svg:x="12.763cm" svg:y="10.338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0" draw:text-style-name="P4" draw:layer="layout" svg:width="3.973cm" svg:height="0.463cm" draw:transform="rotate (-1.5707963267949) translate (15.873cm 9.996cm)" svg:viewBox="0 0 3974 464" svg:d="M0 464c0 0 407-464 1757-464 1349 0 2217 427 2217 427">
          <text:p/>
        </draw:path>
        <presentation:notes draw:style-name="dp2">
          <draw:page-thumbnail draw:style-name="gr7" draw:layer="layout" svg:width="21.219cm" svg:height="10.476cm" svg:x="0.185cm" svg:y="2.123cm" draw:page-number="2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g draw:style-name="gr26">
          <draw:line draw:style-name="gr142" draw:text-style-name="P1" draw:layer="layout" svg:x1="5.142cm" svg:y1="0.308cm" svg:x2="5.142cm" svg:y2="11.212cm">
            <text:p/>
          </draw:line>
          <draw:path draw:style-name="gr143" draw:text-style-name="P4" draw:layer="layout" svg:width="7.831cm" svg:height="0.463cm" draw:transform="rotate (-3.14159265358979) translate (9.058cm 4.697cm)" svg:viewBox="0 0 7832 464" svg:d="M7832 464c0 0-803-464-3462-464s-4370 427-4370 427">
            <text:p/>
          </draw:path>
          <draw:g draw:style-name="gr26">
            <draw:custom-shape draw:style-name="gr144" draw:text-style-name="P69" draw:layer="layout" svg:width="2.625cm" svg:height="1.259cm" svg:x="0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4" draw:text-style-name="P69" draw:layer="layout" svg:width="2.625cm" svg:height="1.259cm" svg:x="3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4" draw:text-style-name="P69" draw:layer="layout" svg:width="2.625cm" svg:height="1.259cm" svg:x="6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45" draw:text-style-name="P70" draw:layer="layout" svg:width="7.831cm" svg:height="0.463cm" svg:x="1.226cm" svg:y="6.823cm" svg:viewBox="0 0 7832 464" svg:d="M7832 464c0 0-803-464-3462-464s-4370 427-4370 427">
            <text:p/>
          </draw:path>
          <draw:g draw:style-name="gr26">
            <draw:custom-shape draw:style-name="gr146" draw:text-style-name="P71" draw:layer="layout" svg:width="2.625cm" svg:height="1.259cm" svg:x="6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6" draw:text-style-name="P71" draw:layer="layout" svg:width="2.625cm" svg:height="1.259cm" svg:x="3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6" draw:text-style-name="P71" draw:layer="layout" svg:width="2.625cm" svg:height="1.259cm" svg:x="0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6">
          <draw:line draw:style-name="gr142" draw:text-style-name="P1" draw:layer="layout" svg:x1="16.191cm" svg:y1="0.236cm" svg:x2="16.191cm" svg:y2="11.14cm">
            <text:p/>
          </draw:line>
          <draw:path draw:style-name="gr143" draw:text-style-name="P4" draw:layer="layout" svg:width="7.831cm" svg:height="0.463cm" draw:transform="rotate (-3.14159265358979) translate (20.107cm 4.625cm)" svg:viewBox="0 0 7832 464" svg:d="M7832 464c0 0-803-464-3462-464s-4370 427-4370 427">
            <text:p/>
          </draw:path>
          <draw:g draw:style-name="gr26">
            <draw:custom-shape draw:style-name="gr144" draw:text-style-name="P69" draw:layer="layout" svg:width="2.625cm" svg:height="1.259cm" svg:x="17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4" draw:text-style-name="P69" draw:layer="layout" svg:width="2.625cm" svg:height="1.259cm" svg:x="14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4" draw:text-style-name="P69" draw:layer="layout" svg:width="2.625cm" svg:height="1.259cm" svg:x="11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45" draw:text-style-name="P70" draw:layer="layout" svg:width="7.831cm" svg:height="0.463cm" svg:x="12.275cm" svg:y="6.751cm" svg:viewBox="0 0 7832 464" svg:d="M7832 464c0 0-803-464-3462-464s-4370 427-4370 427">
            <text:p/>
          </draw:path>
          <draw:g draw:style-name="gr26">
            <draw:custom-shape draw:style-name="gr146" draw:text-style-name="P71" draw:layer="layout" svg:width="2.625cm" svg:height="1.259cm" svg:x="11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6" draw:text-style-name="P71" draw:layer="layout" svg:width="2.625cm" svg:height="1.259cm" svg:x="14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6" draw:text-style-name="P71" draw:layer="layout" svg:width="2.625cm" svg:height="1.259cm" svg:x="17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6">
          <draw:line draw:style-name="gr142" draw:text-style-name="P1" draw:layer="layout" svg:x1="24.391cm" svg:y1="9.036cm" svg:x2="24.391cm" svg:y2="19.94cm">
            <text:p/>
          </draw:line>
          <draw:path draw:style-name="gr143" draw:text-style-name="P4" draw:layer="layout" svg:width="7.831cm" svg:height="0.463cm" draw:transform="rotate (-3.14159265358979) translate (28.307cm 13.425cm)" svg:viewBox="0 0 7832 464" svg:d="M7832 464c0 0-803-464-3462-464s-4370 427-4370 427">
            <text:p/>
          </draw:path>
          <draw:g draw:style-name="gr26">
            <draw:custom-shape draw:style-name="gr144" draw:text-style-name="P69" draw:layer="layout" svg:width="2.625cm" svg:height="1.259cm" draw:transform="rotate (1.5707963267949) translate (25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4" draw:text-style-name="P69" draw:layer="layout" svg:width="2.625cm" svg:height="1.259cm" draw:transform="rotate (1.5707963267949) translate (23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4" draw:text-style-name="P69" draw:layer="layout" svg:width="2.625cm" svg:height="1.259cm" draw:transform="rotate (1.5707963267949) translate (21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45" draw:text-style-name="P70" draw:layer="layout" svg:width="7.831cm" svg:height="0.463cm" svg:x="20.475cm" svg:y="15.551cm" svg:viewBox="0 0 7832 464" svg:d="M7832 464c0 0-803-464-3462-464s-4370 427-4370 427">
            <text:p/>
          </draw:path>
          <draw:g draw:style-name="gr26">
            <draw:custom-shape draw:style-name="gr146" draw:text-style-name="P71" draw:layer="layout" svg:width="2.625cm" svg:height="1.259cm" draw:transform="rotate (1.5707963267949) translate (21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6" draw:text-style-name="P71" draw:layer="layout" svg:width="2.625cm" svg:height="1.259cm" draw:transform="rotate (1.5707963267949) translate (23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6" draw:text-style-name="P71" draw:layer="layout" svg:width="2.625cm" svg:height="1.259cm" draw:transform="rotate (1.5707963267949) translate (25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147" draw:text-style-name="P72" draw:layer="layout" svg:width="1.563cm" svg:height="1.733cm" svg:x="0.63cm" svg:y="4.894cm">
          <draw:text-box>
            <text:p><text:span text:style-name="T19">A</text:span></text:p>
          </draw:text-box>
        </draw:frame>
        <draw:frame draw:style-name="gr148" draw:text-style-name="P72" draw:layer="layout" svg:width="1.408cm" svg:height="1.733cm" svg:x="8.371cm" svg:y="4.894cm">
          <draw:text-box>
            <text:p><text:span text:style-name="T19">B</text:span></text:p>
          </draw:text-box>
        </draw:frame>
        <draw:g draw:style-name="gr5">
          <draw:frame draw:style-name="gr147" draw:text-style-name="P72" draw:layer="layout" svg:width="1.563cm" svg:height="1.733cm" svg:x="11.631cm" svg:y="4.822cm">
            <draw:text-box>
              <text:p><text:span text:style-name="T19">A</text:span></text:p>
            </draw:text-box>
          </draw:frame>
          <draw:frame draw:style-name="gr148" draw:text-style-name="P72" draw:layer="layout" svg:width="1.408cm" svg:height="1.733cm" svg:x="19.372cm" svg:y="4.822cm">
            <draw:text-box>
              <text:p><text:span text:style-name="T19">B</text:span></text:p>
            </draw:text-box>
          </draw:frame>
        </draw:g>
        <draw:g draw:style-name="gr5">
          <draw:frame draw:style-name="gr147" draw:text-style-name="P72" draw:layer="layout" svg:width="1.563cm" svg:height="1.733cm" svg:x="19.732cm" svg:y="13.622cm">
            <draw:text-box>
              <text:p><text:span text:style-name="T19">A</text:span></text:p>
            </draw:text-box>
          </draw:frame>
          <draw:frame draw:style-name="gr148" draw:text-style-name="P72" draw:layer="layout" svg:width="1.408cm" svg:height="1.733cm" svg:x="27.473cm" svg:y="13.622cm">
            <draw:text-box>
              <text:p><text:span text:style-name="T19">B</text:span></text:p>
            </draw:text-box>
          </draw:frame>
        </draw:g>
        <presentation:notes draw:style-name="dp2">
          <draw:page-thumbnail draw:style-name="gr7" draw:layer="layout" svg:width="21.219cm" svg:height="10.476cm" svg:x="0.185cm" svg:y="2.123cm" draw:page-number="3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1" draw:style-name="dp4" draw:master-page-name="Default">
        <office:forms form:automatic-focus="false" form:apply-design-mode="false"/>
        <draw:frame draw:style-name="gr63" draw:text-style-name="P1" draw:layer="layout" svg:width="15.202cm" svg:height="11.52cm" svg:x="3.78cm" svg:y="5.554cm">
          <draw:image xlink:href="Pictures/100000000000003E0000002F334227EA.png" xlink:type="simple" xlink:show="embed" xlink:actuate="onLoad" draw:mime-type="image/png">
            <text:p/>
          </draw:image>
        </draw:frame>
        <draw:line draw:style-name="gr149" draw:text-style-name="P4" draw:layer="layout" svg:x1="24.368cm" svg:y1="3.781cm" svg:x2="26.047cm" svg:y2="3.781cm">
          <text:p/>
        </draw:line>
        <draw:g draw:style-name="gr26">
          <draw:custom-shape draw:style-name="gr134" draw:text-style-name="P30" draw:layer="layout" svg:width="2.625cm" svg:height="1.259cm" svg:x="15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0" draw:layer="layout" svg:width="2.625cm" svg:height="1.259cm" svg:x="12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30" draw:layer="layout" svg:width="2.625cm" svg:height="1.259cm" svg:x="9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5" draw:text-style-name="P4" draw:layer="layout" svg:width="6.919cm" svg:height="0.463cm" svg:x="10.354cm" svg:y="8.321cm" svg:viewBox="0 0 6920 464" svg:d="M0 464c0 0 709-464 3059-464 2349 0 3861 427 3861 427">
          <text:p/>
        </draw:path>
        <draw:g draw:style-name="gr26">
          <draw:custom-shape draw:style-name="gr136" draw:text-style-name="P31" draw:layer="layout" svg:width="2.625cm" svg:height="1.259cm" svg:x="9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6" draw:text-style-name="P31" draw:layer="layout" svg:width="2.625cm" svg:height="1.259cm" svg:x="12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6" draw:text-style-name="P31" draw:layer="layout" svg:width="2.625cm" svg:height="1.259cm" svg:x="15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35" draw:text-style-name="P4" draw:layer="layout" svg:width="6.919cm" svg:height="0.463cm" draw:transform="rotate (-3.14159265358979) translate (17.274cm 13.892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3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custom-shape draw:style-name="gr150" draw:text-style-name="P73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73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73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0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3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3" draw:style-name="dp4" draw:master-page-name="Default">
        <office:forms form:automatic-focus="false" form:apply-design-mode="false"/>
        <draw:frame draw:style-name="gr152" draw:text-style-name="P75" draw:layer="layout" svg:width="28.049cm" svg:height="4.715cm" svg:x="0.398cm" svg:y="0.657cm">
          <draw:text-box>
            <text:p text:style-name="P74"><text:span text:style-name="T20"></text:span><text:span text:style-name="T21"></text:span><text:span text:style-name="T22"></text:span><text:span text:style-name="T21"></text:span><text:span text:style-name="T22"></text:span><text:span text:style-name="T21"></text:span><text:span text:style-name="T21">?  +</text:span></text:p>
            <text:p text:style-name="P74"><text:span text:style-name="T21"/></text:p>
            <text:p text:style-name="P74"><text:span text:style-name="T21"></text:span><text:span text:style-name="T21">$</text:span><text:span text:style-name="T22"></text:span><text:span text:style-name="T21"></text:span></text:p>
            <text:p text:style-name="P74"><text:span text:style-name="T21"/></text:p>
            <text:p text:style-name="P74"><text:span text:style-name="T21"></text:span><text:span text:style-name="T23"></text:span><text:span text:style-name="T21"></text:span><text:span text:style-name="T23"></text:span><text:span text:style-name="T21"></text:span><text:span text:style-name="T23"></text:span></text:p>
            <text:p text:style-name="P74"><text:span text:style-name="T21"/></text:p>
            <text:p text:style-name="P74"><text:span text:style-name="T21"></text:span><text:span text:style-name="T22"></text:span></text:p>
            <text:p text:style-name="P74"><text:span text:style-name="T21"/></text:p>
            <text:p text:style-name="P74"><text:span text:style-name="T21"></text:span><text:span text:style-name="T22"></text:span><text:span text:style-name="T21"></text:span></text:p>
          </draw:text-box>
        </draw:frame>
        <draw:custom-shape draw:style-name="gr153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22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155" draw:text-style-name="P4" draw:layer="layout" svg:x1="23.088cm" svg:y1="3.963cm" svg:x2="25.537cm" svg:y2="3.963cm">
          <text:p/>
        </draw:line>
        <draw:custom-shape draw:style-name="gr156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57" draw:text-style-name="P76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158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159" draw:text-style-name="P77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77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33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fill-image draw:name="Pool" xlink:href="Pictures/100000000000005E0000005ED8643444.jp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Arrowheads_20_10" draw:display-name="Arrowheads 10" svg:viewBox="0 0 1013 1130" svg:d="M1009 1050l-449-1008-22-30-29-12-34 12-21 26-449 1012-5 13v8l5 21 12 21 17 13 21 4h903l21-4 21-13 9-21 4-21v-8z"/>
    <draw:marker draw:name="Arrowheads_20_13" draw:display-name="Arrowheads 13" svg:viewBox="0 0 20 20" svg:d="M0 20l10-20 10 20z"/>
    <draw:marker draw:name="Arrowheads_20_14" draw:display-name="Arrowheads 14" svg:viewBox="0 0 836 110" svg:d="M0 0h278 278 280v36 36 38h-278-278-280v-36-36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2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2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2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0.569cm" svg:height="1.396cm" svg:x="16.6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1DT9H57M54S</meta:editing-duration>
    <meta:editing-cycles>103</meta:editing-cycles>
    <meta:generator>LibreOffice/7.6.4.1$Linux_X86_64 LibreOffice_project/60$Build-1</meta:generator>
    <dc:title>A4LandscapeDejavu</dc:title>
    <dc:date>2024-02-13T07:56:32.911103168</dc:date>
    <meta:print-date>2024-01-24T20:46:40.384039008</meta:print-date>
    <meta:printed-by>PDF files</meta:printed-by>
    <meta:document-statistic meta:object-count="1143"/>
    <meta:user-defined meta:name="Author">PGLPM</meta:user-defined>
  </office:meta>
</office:document-meta>
</file>